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fo:color="#000000" style:font-name="Liberation Serif" fo:font-size="12pt" style:font-name-asian="Monospace" style:font-size-asian="12pt" style:font-name-complex="Monospace" style:font-size-complex="12pt"/>
    </style:style>
    <style:style style:name="P3" style:family="paragraph" style:parent-style-name="Standard">
      <style:paragraph-properties fo:text-align="justify" style:justify-single-word="false"/>
      <style:text-properties fo:color="#000000" style:font-name="Liberation Serif" fo:font-size="12pt" style:font-name-asian="Monospace" style:font-size-asian="12pt" style:font-name-complex="Monospace" style:font-size-complex="12pt"/>
    </style:style>
    <style:style style:name="P4" style:family="paragraph" style:parent-style-name="Standard">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P6" style:family="paragraph" style:parent-style-name="Standard">
      <style:paragraph-properties fo:text-align="justify" style:justify-single-word="false">
        <style:tab-stops/>
      </style:paragraph-properties>
      <style:text-properties fo:color="#000000" style:font-name="Liberation Serif"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7" style:family="paragraph" style:parent-style-name="Standard">
      <style:paragraph-properties fo:text-align="justify" style:justify-single-word="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11"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12"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13"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14"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5" style:family="paragraph" style:parent-style-name="Standard">
      <style:paragraph-properties fo:margin-left="0.018cm" fo:margin-right="0cm" fo:text-align="start"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6" style:family="paragraph" style:parent-style-name="Standard">
      <style:paragraph-properties fo:margin-left="0.018cm" fo:margin-right="0cm" fo:text-indent="0cm" style:auto-text-indent="false">
        <style:tab-stops/>
      </style:paragraph-properties>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018cm" fo:margin-right="0cm" fo:text-indent="0cm" style:auto-text-indent="false">
        <style:tab-stops/>
      </style:paragraph-properties>
    </style:style>
    <style:style style:name="P18" style:family="paragraph" style:parent-style-name="Standard">
      <style:paragraph-properties fo:margin-left="0.018cm" fo:margin-right="0cm" fo:text-indent="0cm" style:auto-text-indent="false">
        <style:tab-stops/>
      </style:paragraph-properties>
      <style:text-properties fo:color="#3f7f5f" style:font-name="Monospace" fo:font-size="10pt" style:font-name-asian="Monospace" style:font-size-asian="10pt" style:font-name-complex="Monospace" style:font-size-complex="10pt"/>
    </style:style>
    <style:style style:name="P19" style:family="paragraph" style:parent-style-name="Standard">
      <style:paragraph-properties fo:margin-left="0.018cm" fo:margin-right="0cm" fo:text-align="justify" style:justify-single-word="false" fo:text-indent="0cm" style:auto-text-indent="false">
        <style:tab-stops/>
      </style:paragraph-properties>
    </style:style>
    <style:style style:name="P20" style:family="paragraph" style:parent-style-name="Standard">
      <style:paragraph-properties fo:margin-left="0.018cm" fo:margin-right="0cm" fo:text-align="center" style:justify-single-word="false" fo:text-indent="0cm" style:auto-text-indent="false" fo:break-before="page">
        <style:tab-stops/>
      </style:paragraph-properties>
      <style:text-properties fo:color="#000000" style:font-name="Liberation Serif" fo:font-size="14pt" fo:font-style="italic" style:text-underline-style="solid" style:text-underline-width="auto" style:text-underline-color="font-color" fo:font-weight="bold" style:font-name-asian="Monospace" style:font-size-asian="14pt" style:font-style-asian="italic" style:font-weight-asian="bold" style:font-name-complex="Monospace" style:font-size-complex="14pt" style:font-style-complex="italic" style:font-weight-complex="bold"/>
    </style:style>
    <style:style style:name="P21" style:family="paragraph" style:parent-style-name="Standard">
      <style:text-properties fo:color="#000000" style:font-name="Liberation Serif" fo:font-size="12pt" style:font-name-asian="Monospace" style:font-size-asian="12pt" style:font-name-complex="Monospace" style:font-size-complex="12pt"/>
    </style:style>
    <style:style style:name="P22" style:family="paragraph" style:parent-style-name="Standard" style:list-style-name="L2">
      <style:text-properties fo:color="#000000" style:font-name="Liberation Serif" fo:font-size="12pt" style:font-name-asian="Monospace" style:font-size-asian="12pt" style:font-name-complex="Monospace" style:font-size-complex="12pt"/>
    </style:style>
    <style:style style:name="P23" style:family="paragraph" style:parent-style-name="Standard" style:list-style-name="L1">
      <style:text-properties fo:color="#000000" style:font-name="Liberation Serif" fo:font-size="12pt" style:font-name-asian="Monospace" style:font-size-asian="12pt" style:font-name-complex="Monospace" style:font-size-complex="12pt"/>
    </style:style>
    <style:style style:name="P24" style:family="paragraph" style:parent-style-name="Standard" style:list-style-name="L1">
      <style:paragraph-properties fo:text-align="justify" style:justify-single-word="false"/>
      <style:text-properties fo:color="#000000" style:font-name="Liberation Serif" fo:font-size="12pt" style:font-name-asian="Monospace" style:font-size-asian="12pt" style:font-name-complex="Monospace" style:font-size-complex="12pt"/>
    </style:style>
    <style:style style:name="P25" style:family="paragraph" style:parent-style-name="Standard" style:list-style-name="L5">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26" style:family="paragraph" style:parent-style-name="Standard" style:list-style-name="L7">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27" style:family="paragraph" style:parent-style-name="Standard" style:list-style-name="L10">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28" style:family="paragraph" style:parent-style-name="Standard" style:list-style-name="L12">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29" style:family="paragraph" style:parent-style-name="Standard" style:list-style-name="L5">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0" style:family="paragraph" style:parent-style-name="Standard" style:list-style-name="L10">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1" style:family="paragraph" style:parent-style-name="Standard" style:list-style-name="L15">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2" style:family="paragraph" style:parent-style-name="Standard" style:list-style-name="L18">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3" style:family="paragraph" style:parent-style-name="Standard" style:list-style-name="L19">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4" style:family="paragraph" style:parent-style-name="Standard" style:list-style-name="L5">
      <style:paragraph-properties fo:text-align="justify" style:justify-single-word="false">
        <style:tab-stops/>
      </style:paragraph-properties>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35" style:family="paragraph" style:parent-style-name="Standard" style:list-style-name="L5">
      <style:paragraph-properties fo:text-align="justify" style:justify-single-word="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36" style:family="paragraph" style:parent-style-name="Standard" style:list-style-name="L5">
      <style:paragraph-properties fo:text-align="justify" style:justify-single-word="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37" style:family="paragraph" style:parent-style-name="Standard" style:list-style-name="L5">
      <style:paragraph-properties fo:text-align="justify" style:justify-single-word="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8" style:family="paragraph" style:parent-style-name="Standard" style:list-style-name="L3">
      <style:text-properties style:font-name="Liberation Serif" fo:font-size="12pt" style:font-size-asian="12pt" style:font-size-complex="12pt"/>
    </style:style>
    <style:style style:name="P39" style:family="paragraph" style:parent-style-name="Standard" style:list-style-name="L1">
      <style:paragraph-properties fo:text-align="justify" style:justify-single-word="false"/>
    </style:style>
    <style:style style:name="P40" style:family="paragraph" style:parent-style-name="Standard" style:list-style-name="L5">
      <style:paragraph-properties fo:text-align="justify" style:justify-single-word="false">
        <style:tab-stops/>
      </style:paragraph-properties>
    </style:style>
    <style:style style:name="P41" style:family="paragraph" style:parent-style-name="Standard" style:list-style-name="L6">
      <style:paragraph-properties fo:text-align="justify" style:justify-single-word="false">
        <style:tab-stops/>
      </style:paragraph-properties>
    </style:style>
    <style:style style:name="P42" style:family="paragraph" style:parent-style-name="Standard" style:list-style-name="L7">
      <style:paragraph-properties fo:text-align="justify" style:justify-single-word="false">
        <style:tab-stops/>
      </style:paragraph-properties>
    </style:style>
    <style:style style:name="P43" style:family="paragraph" style:parent-style-name="Standard" style:list-style-name="L11">
      <style:paragraph-properties fo:text-align="justify" style:justify-single-word="false">
        <style:tab-stops/>
      </style:paragraph-properties>
    </style:style>
    <style:style style:name="P44" style:family="paragraph" style:parent-style-name="Standard" style:list-style-name="L15">
      <style:paragraph-properties fo:text-align="justify" style:justify-single-word="false">
        <style:tab-stops/>
      </style:paragraph-properties>
    </style:style>
    <style:style style:name="P45" style:family="paragraph" style:parent-style-name="Standard" style:list-style-name="L16">
      <style:paragraph-properties fo:text-align="justify" style:justify-single-word="false">
        <style:tab-stops/>
      </style:paragraph-properties>
    </style:style>
    <style:style style:name="P46" style:family="paragraph" style:parent-style-name="Standard" style:list-style-name="L11">
      <style:paragraph-properties>
        <style:tab-stops/>
      </style:paragraph-properties>
    </style:style>
    <style:style style:name="P47" style:family="paragraph" style:parent-style-name="Standard" style:list-style-name="L13">
      <style:paragraph-properties>
        <style:tab-stops/>
      </style:paragraph-properties>
    </style:style>
    <style:style style:name="P48" style:family="paragraph" style:parent-style-name="Standard" style:list-style-name="L14">
      <style:paragraph-properties>
        <style:tab-stops/>
      </style:paragraph-properties>
    </style:style>
    <style:style style:name="P49" style:family="paragraph" style:parent-style-name="Standard" style:list-style-name="L15">
      <style:paragraph-properties>
        <style:tab-stops/>
      </style:paragraph-properties>
    </style:style>
    <style:style style:name="P50" style:family="paragraph" style:parent-style-name="Standard" style:list-style-name="L16">
      <style:paragraph-properties>
        <style:tab-stops/>
      </style:paragraph-properties>
    </style:style>
    <style:style style:name="P51" style:family="paragraph" style:parent-style-name="Standard" style:list-style-name="L17">
      <style:paragraph-properties>
        <style:tab-stops/>
      </style:paragraph-properties>
    </style:style>
    <style:style style:name="P52" style:family="paragraph" style:parent-style-name="Standard" style:list-style-name="L18">
      <style:paragraph-properties>
        <style:tab-stops/>
      </style:paragraph-properties>
    </style:style>
    <style:style style:name="P53" style:family="paragraph" style:parent-style-name="Standard" style:list-style-name="L19">
      <style:paragraph-properties>
        <style:tab-stops/>
      </style:paragraph-properties>
    </style:style>
    <style:style style:name="P54"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55" style:family="paragraph" style:parent-style-name="Standard" style:list-style-name="L1">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56" style:family="paragraph" style:parent-style-name="Standard" style:list-style-name="L4">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57"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58"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59" style:family="paragraph" style:parent-style-name="Standard">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60" style:family="paragraph" style:parent-style-name="Standard" style:list-style-name="L1">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61"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62" style:family="paragraph" style:parent-style-name="Standard" style:list-style-name="L1">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63" style:family="paragraph" style:parent-style-name="Standard" style:list-style-name="L9">
      <style:paragraph-properties fo:margin-left="0.018cm" fo:margin-right="0cm" fo:text-align="justify"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4" style:family="paragraph" style:parent-style-name="Standard" style:list-style-name="L8">
      <style:paragraph-properties fo:margin-left="0.018cm" fo:margin-right="0cm" fo:text-align="start"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65" style:family="paragraph" style:parent-style-name="Standard">
      <style:paragraph-properties fo:margin-left="0.018cm" fo:margin-right="0cm" fo:text-indent="0cm" style:auto-text-indent="false">
        <style:tab-stops/>
      </style:paragraph-properties>
    </style:style>
    <style:style style:name="P66" style:family="paragraph" style:parent-style-name="Standard" style:list-style-name="L8">
      <style:paragraph-properties fo:margin-left="0.018cm" fo:margin-right="0cm" fo:text-align="justify" style:justify-single-word="false" fo:text-indent="0cm" style:auto-text-indent="false">
        <style:tab-stops/>
      </style:paragraph-properties>
    </style:style>
    <style:style style:name="P67" style:family="paragraph" style:parent-style-name="Standard" style:list-style-name="L1">
      <style:paragraph-properties fo:margin-left="0.018cm" fo:margin-right="0cm" fo:text-align="justify" style:justify-single-word="false" fo:text-indent="0cm" style:auto-text-indent="false">
        <style:tab-stops/>
      </style:paragraph-properties>
    </style:style>
    <style:style style:name="P68" style:family="paragraph" style:parent-style-name="Standard">
      <style:paragraph-properties fo:margin-left="0.018cm" fo:margin-right="0cm" fo:text-indent="0cm" style:auto-text-indent="false">
        <style:tab-stops/>
      </style:paragraph-properties>
      <style:text-properties style:text-underline-style="solid" style:text-underline-width="auto" style:text-underline-color="font-color"/>
    </style:style>
    <style:style style:name="P69" style:family="paragraph" style:parent-style-name="Standard" style:list-style-name="L5">
      <style:paragraph-properties fo:margin-left="2.501cm" fo:margin-right="0cm" fo:text-align="justify" style:justify-single-word="false" fo:text-indent="-0.635cm" style:auto-text-indent="false">
        <style:tab-stops/>
      </style:paragraph-properties>
    </style:style>
    <style:style style:name="P70" style:family="paragraph" style:parent-style-name="Standard" style:list-style-name="L5">
      <style:paragraph-properties fo:margin-left="2.501cm" fo:margin-right="0cm" fo:text-align="justify" style:justify-single-word="false" fo:text-indent="-0.635cm" style:auto-text-indent="false">
        <style:tab-stops/>
      </style:paragraph-properties>
      <style:text-properties fo:color="#000000" style:font-name-asian="Monospace" style:font-size-asian="12pt" style:font-name-complex="Monospace"/>
    </style:style>
    <style:style style:name="P71" style:family="paragraph" style:parent-style-name="Standard" style:list-style-name="L8">
      <style:paragraph-properties fo:margin-left="0.018cm" fo:margin-right="0cm" fo:text-align="justify" style:justify-single-word="false" fo:text-indent="0.018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72" style:family="paragraph" style:parent-style-name="Standard" style:list-style-name="L8">
      <style:paragraph-properties fo:margin-left="0.018cm" fo:margin-right="0cm" fo:text-align="start" style:justify-single-word="false" fo:text-indent="0.018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73" style:family="paragraph" style:parent-style-name="Standard" style:list-style-name="L8">
      <style:paragraph-properties fo:margin-left="0.018cm" fo:margin-right="0cm" fo:text-align="justify" style:justify-single-word="false" fo:text-indent="0.018cm" style:auto-text-indent="false">
        <style:tab-stops/>
      </style:paragraph-properties>
    </style:style>
    <style:style style:name="P74" style:family="paragraph" style:parent-style-name="Standard" style:list-style-name="L8">
      <style:paragraph-properties fo:margin-left="0.018cm" fo:margin-right="0cm" fo:text-align="justify" style:justify-single-word="false" fo:text-indent="0.018cm" style:auto-text-indent="false">
        <style:tab-stops/>
      </style:paragraph-properties>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75" style:family="paragraph" style:parent-style-name="Standard" style:list-style-name="L5">
      <style:paragraph-properties fo:margin-left="0cm" fo:margin-right="0cm" fo:text-align="justify" style:justify-single-word="false" fo:text-indent="0cm" style:auto-text-indent="false">
        <style:tab-stops>
          <style:tab-stop style:position="0.018cm"/>
        </style:tab-stops>
      </style:paragraph-properties>
      <style:text-properties fo:color="#000000"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76" style:family="paragraph" style:parent-style-name="Standard" style:list-style-name="L1">
      <style:paragraph-properties fo:margin-left="1.834cm" fo:margin-right="0cm" fo:text-align="justify" style:justify-single-word="false" fo:text-indent="0cm" style:auto-text-indent="false"/>
      <style:text-properties fo:color="#000000" style:font-name="Liberation Serif" fo:font-size="12pt" style:font-name-asian="Monospace" style:font-size-asian="12pt" style:font-name-complex="Monospace" style:font-size-complex="12pt"/>
    </style:style>
    <style:style style:name="P77" style:family="paragraph" style:parent-style-name="Standard" style:list-style-name="L1">
      <style:paragraph-properties fo:margin-left="1.852cm" fo:margin-right="0cm" fo:text-align="justify" style:justify-single-word="false" fo:text-indent="-0.018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78" style:family="paragraph" style:parent-style-name="Standard" style:list-style-name="L1">
      <style:paragraph-properties fo:margin-left="0.053cm" fo:margin-right="0cm" fo:text-align="justify" style:justify-single-word="false" fo:text-indent="0cm" style:auto-text-indent="false">
        <style:tab-stops/>
      </style:paragraph-properties>
    </style:style>
    <style:style style:name="T1" style:family="text">
      <style:text-properties fo:color="#000000" style:font-name-asian="Monospace" style:font-name-complex="Monospace"/>
    </style:style>
    <style:style style:name="T2" style:family="text">
      <style:text-properties fo:color="#000000" style:font-name="Liberation Serif" fo:font-size="12pt" style:font-name-asian="Monospace" style:font-size-asian="12pt" style:font-name-complex="Monospace" style:font-size-complex="12pt"/>
    </style:style>
    <style:style style:name="T3"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4" style:family="text">
      <style:text-properties fo:color="#000000" style:font-name="Liberation Serif"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5" style:family="text">
      <style:text-properties fo:color="#000000"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T6" style:family="text">
      <style:text-properties fo:color="#000000"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7" style:family="text">
      <style:text-properties fo:color="#000000" style:font-name="Liberation Serif" fo:font-size="12pt" fo:background-color="transparent" style:font-name-asian="Monospace" style:font-size-asian="12pt" style:font-name-complex="Monospace" style:font-size-complex="12pt"/>
    </style:style>
    <style:style style:name="T8" style:family="text">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T9" style:family="text">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0" style:family="text">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T11" style:family="text">
      <style:text-properties fo:color="#000000" style:font-name="Liberation Serif" fo:font-size="12pt" style:text-underline-style="none" style:font-name-asian="Monospace" style:font-size-asian="12pt" style:font-name-complex="Monospace" style:font-size-complex="12pt"/>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000000" fo:font-style="italic" style:text-underline-style="none" fo:font-weight="normal" style:font-style-asian="italic" style:font-weight-asian="normal" style:font-style-complex="italic"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2a00ff" fo:font-style="italic" style:font-style-asian="italic" style:font-style-complex="italic"/>
    </style:style>
    <style:style style:name="T16" style:family="text">
      <style:text-properties fo:color="#2a00f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7" style:family="text">
      <style:text-properties fo:color="#2a00ff" style:font-name="Monospace" fo:font-size="10pt" style:font-name-asian="Monospace" style:font-size-asian="10pt" style:font-name-complex="Monospace" style:font-size-complex="10pt"/>
    </style:style>
    <style:style style:name="T18" style:family="text">
      <style:text-properties fo:color="#008080"/>
    </style:style>
    <style:style style:name="T19" style:family="text">
      <style:text-properties fo:color="#3f7f7f"/>
    </style:style>
    <style:style style:name="T20" style:family="text">
      <style:text-properties fo:color="#3f7f7f" style:font-name="Monospace" fo:font-size="10pt" fo:font-style="italic" style:text-underline-style="none" fo:font-weight="normal" style:font-name-asian="Monospace" style:font-size-asian="10pt" style:font-style-asian="italic" style:font-weight-asian="normal" style:font-name-complex="Monospace" style:font-size-complex="10pt" style:font-style-complex="italic" style:font-weight-complex="normal"/>
    </style:style>
    <style:style style:name="T21" style:family="text">
      <style:text-properties fo:color="#7f007f"/>
    </style:style>
    <style:style style:name="T22" style:family="text">
      <style:text-properties fo:color="#3f7f5f" style:font-name="Monospace" fo:font-size="10pt" style:font-size-asian="10pt" style:font-size-complex="10pt"/>
    </style:style>
    <style:style style:name="T23" style:family="text">
      <style:text-properties fo:font-style="italic" style:font-style-asian="italic" style:font-style-complex="italic"/>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color="#0000ff" style:font-name="Verdana" fo:font-size="10pt"/>
    </style:style>
    <style:style style:name="T28" style:family="text">
      <style:text-properties style:use-window-font-color="true"/>
    </style:style>
    <style:style style:name="T29" style:family="text">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30" style:family="text">
      <style:text-properties style:use-window-font-color="true"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31" style:family="text">
      <style:text-properties style:use-window-font-color="true" fo:font-style="italic" style:font-style-asian="italic" style:font-style-complex="italic"/>
    </style:style>
    <style:style style:name="T3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italic" style:font-style-asian="italic" style:font-size-complex="12pt" style:font-style-complex="italic"/>
    </style:style>
    <style:style style:name="T34" style:family="text">
      <style:text-properties style:font-name="Liberation Serif" fo:font-size="12pt" style:font-size-complex="12pt"/>
    </style:style>
    <style:style style:name="T35" style:family="text">
      <style:text-properties fo:font-size="10pt" style:font-size-asian="10pt" style:font-size-complex="10pt"/>
    </style:style>
    <style:style style:name="T36" style:family="text">
      <style:text-properties fo:font-size="11pt" style:font-size-asian="11pt" style:font-size-complex="11pt"/>
    </style:style>
    <style:style style:name="T37" style:family="text">
      <style:text-properties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PEDAL - Visualizzatore di PDF</text:p>
      <text:p text:style-name="Standard"/>
      <text:list xml:id="list883529588" text:style-name="L1">
        <text:list-header>
          <text:p text:style-name="P55">Reposistory</text:p>
        </text:list-header>
      </text:list>
      <text:p text:style-name="P8">Il progetto è disponibile sul repository SVN <text:s/>svn://172.27.1.139 nella folder <text:s/>SuiteUtility/Jpedal/ trunk/JPedal.</text:p>
      <text:p text:style-name="Standard"/>
      <text:list xml:id="list928606973" text:continue-numbering="true" text:style-name="L1">
        <text:list-header>
          <text:p text:style-name="P55">Installazione</text:p>
        </text:list-header>
      </text:list>
      <text:p text:style-name="Standard">Il progetto è impostato con maven è possibile generare un jar eseguibile e firmato con il comando:</text:p>
      <text:p text:style-name="Standard">mvn install.</text:p>
      <text:p text:style-name="Standard">Il comando genera il file <text:span text:style-name="T23">jPedal-0.0.1-SNAPSHOT-jar-with-dependencies.jar</text:span></text:p>
      <text:p text:style-name="P8">Il jar è eseguibile ma può esere usato anche come archivio da richiamare come applet, un esempio di tale uso è nel file testApplet.html.</text:p>
      <text:p text:style-name="Standard">Il jar generato è firmato utilizzando il keystore tstkey.jks con alias tstkey e password test01.<text:span text:style-name="T12"> </text:span></text:p>
      <text:p text:style-name="Standard"/>
      <text:list xml:id="list1863185610" text:continue-numbering="true" text:style-name="L1">
        <text:list-header>
          <text:p text:style-name="P55">Dipendenze</text:p>
        </text:list-header>
      </text:list>
      <text:p text:style-name="P2">Il progetto dipende dal client WS di FileOperation.</text:p>
      <text:p text:style-name="P2"/>
      <text:list xml:id="list2170263776" text:continue-numbering="true" text:style-name="L1">
        <text:list-header>
          <text:p text:style-name="P55">Configurazioni</text:p>
        </text:list-header>
      </text:list>
      <text:p text:style-name="Standard">Jpedal si basa su due diversi file di configurazioni.</text:p>
      <text:p text:style-name="P8">Il primo è <text:span text:style-name="T3">jPedalDefault.properties</text:span><text:span text:style-name="T2"> (posizionato nella root del progetto) e determina le preferences di default mentre il secondo gestisce delle configurazioni interne e, a secondo dei parametri con cui viene avviato il visualizzatore, può essere uno dei seguenti files </text:span></text:p>
      <text:list xml:id="list1374319912" text:style-name="L2">
        <text:list-item>
          <text:p text:style-name="P22">org/jpedal/examples/viewer/res/preferences/EngineeringProps.xml </text:p>
        </text:list-item>
        <text:list-item>
          <text:p text:style-name="P22">org/jpedal/examples/viewer/res/preferences/EngineeringPropsExtended.xml </text:p>
        </text:list-item>
      </text:list>
      <text:p text:style-name="P2"/>
      <text:list xml:id="list1000246187" text:continue-list="list2170263776" text:style-name="L1">
        <text:list-header>
          <text:p text:style-name="P55">Logging</text:p>
        </text:list-header>
      </text:list>
      <text:p text:style-name="Standard"><text:span text:style-name="T2">Il logging è gestito dalla classe </text:span><text:span text:style-name="T3">org.jpedal.utils.LogWriter</text:span><text:span text:style-name="T2">.</text:span></text:p>
      <text:p text:style-name="Standard"><text:span text:style-name="T2">Il logging può essere abilitato o meno impostando una preference </text:span><text:span text:style-name="T3">log.enabled</text:span><text:span text:style-name="T2">.</text:span></text:p>
      <text:p text:style-name="P3">Esistono diverse modalità di logging, su file, su array di stringhe e su console.</text:p>
      <text:p text:style-name="P3">La modalità di logging su file è legata a una preference <text:span text:style-name="T23">logFile.enabled</text:span>, mentre quella su array di stringhe è legata alla preference <text:span text:style-name="T23">logArray.enabled</text:span> (possono essere attive anche entrambe).</text:p>
      <text:p text:style-name="P8"><text:span text:style-name="T2">Qualora sia stato abilitato il logging e sia stato scelto di loggare su file il file di log è rappresentato dal file </text:span><text:span text:style-name="T3">dirUtente/log/jpedal.log </text:span><text:span text:style-name="T8">(qualora la directory log non esista verrà creata). </text:span></text:p>
      <text:p text:style-name="P5">Nell'implementazione del progetto è stato deciso di tracciare tutto su console, ad eccezione dei messaggi relativi alle posizioni dei files sul file system che non vengono tracciati sulla console (vengono comunque tracciati su file o sull'array di stringhe se sono configurate queste modalità).</text:p>
      <text:p text:style-name="Standard"/>
      <text:list xml:id="list1236076629" text:continue-numbering="true" text:style-name="L1">
        <text:list-header>
          <text:p text:style-name="P55">Utilizzo</text:p>
        </text:list-header>
      </text:list>
      <text:p text:style-name="P1">Il visualizzatore di pdf può essere utilizzato in due modalità:</text:p>
      <text:list xml:id="list1646242191" text:style-name="L3">
        <text:list-item>
          <text:p text:style-name="P38">Modalità Applet <text:s/>(<text:span text:style-name="T1">org.jpedal.examples.viewer.AppletViewer)</text:span></text:p>
        </text:list-item>
        <text:list-item>
          <text:p text:style-name="P38">Modalità Client (<text:span text:style-name="T1">org.jpedal.examples.viewer.Viewer)</text:span></text:p>
        </text:list-item>
      </text:list>
      <text:p text:style-name="P2"/>
      <text:list xml:id="list264852589" text:continue-list="list1236076629" text:style-name="L1">
        <text:list-header>
          <text:p text:style-name="P55">Inizializzazione sistema</text:p>
        </text:list-header>
      </text:list>
      <text:p text:style-name="P2">In entrambi i casi si passa per una fase di inizializzazione in cui:</text:p>
      <text:list xml:id="list1210457737" text:continue-numbering="true" text:style-name="L1">
        <text:list-item>
          <text:p text:style-name="P39"><text:span text:style-name="T1">vengono inizializzate le preferences (dai parametri dell'applet o dagli argomenti del main, dal file </text:span><text:span text:style-name="T3">jPedalUser.properties</text:span><text:span text:style-name="T2"> presente nella directory utente nella cartella config (tale file se non esiste viene creato) e dal file</text:span><text:span text:style-name="T3"> jPedalDefault.properties</text:span></text:p>
        </text:list-item>
        <text:list-item>
          <text:p text:style-name="P23">viene caricato il provider di BouncyCastle</text:p>
        </text:list-item>
        <text:list-item>
          <text:p text:style-name="P23">vengono caricate le configurazioni interne prelevate </text:p>
          <text:p text:style-name="P76">- dal file <text:s/>org/jpedal/examples/viewer/res/preferences/EngineeringProps.xml se non è <text:s text:c="6"/>stato passato un parametro “<text:span text:style-name="T23">tipoApplet</text:span>” o se è stato passato tale parametro con valore <text:s text:c="6"/><text:soft-page-break/>diverso da X</text:p>
          <text:p text:style-name="P77">- dal file org/jpedal/examples/viewer/res/preferences/EngineeringPropsExtended.xml <text:s text:c="6"/>altrimenti</text:p>
        </text:list-item>
        <text:list-item>
          <text:p text:style-name="P24">viene valutata la proprietà “<text:span text:style-name="T23">readOnly</text:span>” (da chiamante o da preferences) che determina se il visualizzatore verrà utilizzato solo in modalità di lettura (qualora non sia stata definita tale proprietà la si considera pari a true)</text:p>
        </text:list-item>
        <text:list-item>
          <text:p text:style-name="P24">vengono valutate le proprietà “<text:span text:style-name="T23">timbro.enable</text:span>”, “<text:span text:style-name="T23">print.enabled</text:span>”, “<text:span text:style-name="T23">save.enabled</text:span>”, “<text:span text:style-name="T23">sign.enabled</text:span>” e “<text:span text:style-name="T23">mark.enabled</text:span>” (da chiamante o da preferences) che determinano, rispettivamente, se sono abilitate le funzionalità di timbro, stampa, salvataggio file, firma e marcatura. Qualora si sia in modalità di sola lettura ovviamente tutte le funzionalità saranno disabilitate. Qualora queste proprietà non siano state impostate dalle preferences si terrà anche in considerazione quanto specificato nelle configurazioni interne.</text:p>
        </text:list-item>
      </text:list>
      <text:p text:style-name="P2"/>
      <text:p text:style-name="P8">Qualora i log sono abilitati (impostando la preference <text:span text:style-name="T3">log.enabled</text:span>) vengono salvati nel file <text:span text:style-name="T23">dirUtente/log/jpedal.log </text:span><text:span text:style-name="T25">(qualora la directory log non esiste viene creata)</text:span></text:p>
      <text:p text:style-name="P3">Le preferences di default sono nel file <text:span text:style-name="T23">jPedalDefault.properties</text:span> nel classPath, mentre quelle personalizzate dall'utente sono nel file <text:s/><text:span text:style-name="T23">dirUtente/config/jPedalUser.properties </text:span><text:span text:style-name="T25">(qualora la directory config non esiste viene creata)</text:span></text:p>
      <text:p text:style-name="P2"/>
      <text:list xml:id="list950574856" text:continue-numbering="true" text:style-name="L1">
        <text:list-header>
          <text:p text:style-name="P55">Apertura del file</text:p>
          <text:p text:style-name="P60">Dopo l'inizializzazione del visualizzatore si passa all'eventuale apertura del file. </text:p>
          <text:p text:style-name="P78">Per fare ciò viene recuperata dalle preferences l'implementazione dell'interfaccia <text:span text:style-name="T11">org.jpedal.examples.viewer.fileProvider</text:span><text:span text:style-name="T10">.</text:span><text:span text:style-name="T11">FileInputProvider</text:span> relativa all'apertura del file di input (proprietà <text:span text:style-name="T3">fileInputProvider</text:span>). </text:p>
          <text:p text:style-name="P67">Ogni implementazione dovrà definire il metodo <text:span text:style-name="T23">getFile</text:span> che restituisce un oggetto <text:span text:style-name="T2">FileInputResponse che contiene il riferimento al file da visualizzare.</text:span></text:p>
          <text:p text:style-name="P62">Al momento sono state create varie implementazioni, una per i files in locale, una per files letti da uno specifico url e una per file letti dal repository di Auriga. </text:p>
        </text:list-header>
      </text:list>
      <text:p text:style-name="P10"/>
      <text:p text:style-name="P68">Modalità FileInputProvider = <text:span text:style-name="T2">org.jpedal.examples.viewer.fileProvider.LocalFileInputProvider</text:span></text:p>
      <text:p text:style-name="P10">In questo caso il file viene letto dal file system locale. </text:p>
      <text:p text:style-name="P17"><text:span text:style-name="T2">In questa modalità si deve passare il seguente parametro:</text:span></text:p>
      <text:list xml:id="list1537714095" text:style-name="L13">
        <text:list-item>
          <text:p text:style-name="P47"><text:span text:style-name="T3">localFile</text:span><text:span text:style-name="T2">=path del file locale</text:span></text:p>
        </text:list-item>
      </text:list>
      <text:p text:style-name="P18"/>
      <text:p text:style-name="P68"><text:span text:style-name="T2">Modalità FileInputProvider =</text:span><text:span text:style-name="T22"> </text:span><text:span text:style-name="T2">org.jpedal.examples.viewer.fileProvider.DirectUrlFileInputProvider</text:span></text:p>
      <text:p text:style-name="P10">In questo caso il file viene letto da una url. </text:p>
      <text:p text:style-name="P10">In questa modalità si devono passare il seguente parametro:</text:p>
      <text:list xml:id="list1627500231" text:style-name="L14">
        <text:list-item>
          <text:p text:style-name="P48"><text:span text:style-name="T3">outputUrl</text:span>=url da cui leggere il file</text:p>
        </text:list-item>
      </text:list>
      <text:p text:style-name="P17"/>
      <text:p text:style-name="P68"><text:span text:style-name="T2">Modalità FileInputProvider =</text:span><text:span text:style-name="T22"> </text:span><text:span text:style-name="T2">org.jpedal.examples.viewer.fileProvider.AurigaFileInputProvider</text:span></text:p>
      <text:p text:style-name="P10">In questo caso il file viene letto invocando il Web Service <text:span text:style-name="T23">ExtractOne</text:span> dell'applicazione Auriga. </text:p>
      <text:p text:style-name="P10">In questa modalità si devono passare i seguenti parametri:</text:p>
      <text:list xml:id="list1586983584" text:style-name="L15">
        <text:list-item>
          <text:p text:style-name="P31"><text:span text:style-name="T23">aurigaHost</text:span>=ip del server su cui è deployato il servizio di Auriga</text:p>
        </text:list-item>
        <text:list-item>
          <text:p text:style-name="P31"><text:span text:style-name="T23">aurigaPort</text:span>=la porta del server su cui è deployato il servizio di Auriga</text:p>
        </text:list-item>
        <text:list-item>
          <text:p text:style-name="P49"><text:span text:style-name="T3">codiceApplicazione</text:span>=codice dell'applicazione</text:p>
        </text:list-item>
        <text:list-item>
          <text:p text:style-name="P49"><text:span text:style-name="T23">codiceIstanzaApplicazione</text:span>=codice dell'istanza dell'applicazione</text:p>
        </text:list-item>
        <text:list-item>
          <text:p text:style-name="P49"><text:span text:style-name="T23">aurigaUsername</text:span>=username </text:p>
        </text:list-item>
        <text:list-item>
          <text:p text:style-name="P49"><text:span text:style-name="T23">aurigaPassword</text:span>=password</text:p>
        </text:list-item>
        <text:list-item>
          <text:p text:style-name="P49"><text:span text:style-name="T23">aurigaIdDocumento</text:span>=identificativo dell'unità documentaria a cui appartiene il documento</text:p>
        </text:list-item>
        <text:list-item>
          <text:p text:style-name="P49"><text:span text:style-name="T23">aurigaIdVersioneDocumento</text:span>=versione da estrarre<text:span text:style-name="T27"> </text:span>del documento (il parametro è opzionale)</text:p>
        </text:list-item>
        <text:list-item>
          <text:p text:style-name="P44"><text:span text:style-name="T23">aurigaNumeroAllegato</text:span>=numero dell'allegato richiesto (qualora non si tratti del file primario <text:soft-page-break/>dell'unità documentaria)</text:p>
        </text:list-item>
      </text:list>
      <text:p text:style-name="P19"/>
      <text:p text:style-name="P19">Il file visualizzato (qualora sia andata a buon fine la chiamata al Web Service) è il secondo attachment restituito dal servizio.</text:p>
      <text:p text:style-name="P10"/>
      <text:p text:style-name="P19">In tutte le modalità è necessario passare un parametro <text:span text:style-name="T3">fileName</text:span> che rappresenta il nome del file (completo di estensione). Tale parametro verrà utilizzato per determinare il nome del file da restituire.</text:p>
      <text:p text:style-name="P10"/>
      <text:list xml:id="list2140744661" text:continue-list="list950574856" text:style-name="L1">
        <text:list-header>
          <text:p text:style-name="P55">Restituizione del file</text:p>
        </text:list-header>
      </text:list>
      <text:p text:style-name="P11">Qualora si voglia restituire il file corrente in output è possibile configurare una implementazione dell'interfaccia FileOutputProvider che verrà utilizzata al momento in cui verrà chiuso il visualizzatore (Menu--&gt;Esci). </text:p>
      <text:list xml:id="list1186733995" text:continue-numbering="true" text:style-name="L1">
        <text:list-header>
          <text:p text:style-name="P62">Ogni implementazione dovrà implementare il metodo <text:span text:style-name="T23">saveOutputParameter</text:span> che viene invocato in fase di caricamento dell'applicazione per salvare eventuali parametri necessari e il metodo <text:span text:style-name="T23">saveOutputFile</text:span> che viene invocato all'uscita dal visualizzatore.</text:p>
          <text:p text:style-name="P60"/>
          <text:p text:style-name="P60">Anche in questo caso sono state create varie implementazioni, una per i files in locale, una per files restituiti ad uno specifico url e uno per effettuare l'upload del file nel repository di Auriga. </text:p>
        </text:list-header>
      </text:list>
      <text:p text:style-name="P10"><text:s text:c="3"/></text:p>
      <text:p text:style-name="P57">Modalità FileOutputProvider = org.jpedal.examples.viewer.fileProvider.LocalFileOutputProvider</text:p>
      <text:p text:style-name="P10">In questo caso il file di output viene salvato sul file system locale. </text:p>
      <text:p text:style-name="P10">In questa modalità si devono passare i seguenti parametri:</text:p>
      <text:list xml:id="list2051632793" text:style-name="L16">
        <text:list-item>
          <text:p text:style-name="P50"><text:span text:style-name="T3">outputDir</text:span>=path della directory locale in cui verrà salvato il file</text:p>
        </text:list-item>
        <text:list-item>
          <text:p text:style-name="P45"><text:span text:style-name="T23">outputFileName</text:span>=nome del file di output (questo parametro è opzionale e, qualora non venga specificato, sarà considerato pari al nome del file passato come input)</text:p>
        </text:list-item>
      </text:list>
      <text:p text:style-name="P10"/>
      <text:p text:style-name="P58">Modalità FileOutputProvider = <text:span text:style-name="T36">org.jpedal.examples.viewer.fileProvider.DirectUrlFileOutputProvider</text:span></text:p>
      <text:p text:style-name="P11">In questo caso il file viene inviato ad una url. </text:p>
      <text:p text:style-name="P11">In questa modalità si devono passare i seguenti parametri:</text:p>
      <text:list xml:id="list773058998" text:style-name="L17">
        <text:list-item>
          <text:p text:style-name="P51"><text:span text:style-name="T3">directUrl</text:span>=url a cui inviare il file</text:p>
        </text:list-item>
      </text:list>
      <text:p text:style-name="P11"/>
      <text:p text:style-name="P57">Modalità FileOutputProvider = <text:span text:style-name="T37">org.jpedal.examples.viewer.fileProvider.DirectUrlAurigaFileOutputProvider</text:span></text:p>
      <text:p text:style-name="P11">In questo caso il file viene inviato ad una url specifica delle applicazioni Auriga. </text:p>
      <text:p text:style-name="P11">In questa modalità si devono passare i seguenti parametri:</text:p>
      <text:list xml:id="list2158338341" text:style-name="L18">
        <text:list-item>
          <text:p text:style-name="P32"><text:span text:style-name="T23">directUrl</text:span>=url a cui inviare il file</text:p>
        </text:list-item>
        <text:list-item>
          <text:p text:style-name="P52"><text:span text:style-name="T3">idSelected=</text:span><text:span text:style-name="T8">id</text:span> del documento <text:s/></text:p>
        </text:list-item>
        <text:list-item>
          <text:p text:style-name="P52"><text:span text:style-name="T3">callBack=</text:span><text:span text:style-name="T8">funzione</text:span> javascript da richiamare dopo la risposta della servlet richiamata</text:p>
        </text:list-item>
      </text:list>
      <text:p text:style-name="P10"/>
      <text:p text:style-name="P10">Qualora si scelga la modalità di output da url è necessario impostare la seguente configurazione nel file context.xml di tomcat </text:p>
      <text:p text:style-name="P16"><text:span text:style-name="T18">&lt;</text:span><text:span text:style-name="T19">Context</text:span> <text:span text:style-name="T21">useHttpOnly</text:span>=<text:span text:style-name="T15">"false"</text:span><text:span text:style-name="T18">&gt;</text:span></text:p>
      <text:p text:style-name="P10">altrimenti non si riesce a leggere il cookie relativo al sessinId.</text:p>
      <text:p text:style-name="P10"/>
      <text:p text:style-name="P57">Modalità FileOutputProvider = org.jpedal.examples.viewer.fileProvider.AurigaFileOutputProvider</text:p>
      <text:p text:style-name="P11">In questo caso il file viene caricato in una nuova unità documentaria invocando il Web Service <text:span text:style-name="T23">AddUD</text:span> dell'applicazione Auriga. </text:p>
      <text:p text:style-name="P11">In questa modalità si devono passare i seguenti parametri:</text:p>
      <text:list xml:id="list375600163" text:style-name="L19">
        <text:list-item>
          <text:p text:style-name="P33"><text:span text:style-name="T23">aurigaHost</text:span>=ip del server su cui è deployato il servizio di Auriga</text:p>
        </text:list-item>
        <text:list-item>
          <text:p text:style-name="P33"><text:span text:style-name="T23">aurigaPort=la porta del server su cui è deployato il servizio di Auriga</text:span></text:p>
        </text:list-item>
        <text:list-item>
          <text:p text:style-name="P53"><text:span text:style-name="T3">codiceApplicazione</text:span>=codice dell'applicazione</text:p>
        </text:list-item>
        <text:list-item>
          <text:p text:style-name="P53"><text:span text:style-name="T23">codiceIstanzaApplicazione</text:span>=codice dell'istanza dell'applicazione</text:p>
        </text:list-item>
        <text:list-item>
          <text:p text:style-name="P53"><text:soft-page-break/><text:span text:style-name="T23">aurigaUsername</text:span>=username </text:p>
        </text:list-item>
        <text:list-item>
          <text:p text:style-name="P53"><text:span text:style-name="T23">aurigaPassword</text:span>=password</text:p>
        </text:list-item>
      </text:list>
      <text:p text:style-name="P11"/>
      <text:p text:style-name="P10"/>
      <text:p text:style-name="P10"/>
      <text:p text:style-name="P20">FUNZIONALITÀ</text:p>
      <text:list xml:id="list1393734921" text:style-name="L4">
        <text:list-header>
          <text:p text:style-name="P56">1) Editing impostazioni</text:p>
        </text:list-header>
      </text:list>
      <text:p text:style-name="P15">Il sistema permette di visualizzare, ed eventualmente modificare, le configurazioni.</text:p>
      <text:p text:style-name="P15">Si accede alla funzionalità tramite il menu Impostazioni che presenta 4 diverse voci per l'editing delle configurazioni di: </text:p>
      <text:list xml:id="list748989268" text:style-name="L5">
        <text:list-item>
          <text:p text:style-name="P25"><text:span text:style-name="T23">Firma e marcatura </text:span><text:span text:style-name="T25">(configurazione delle impostazioni di firma e marcatura)</text:span></text:p>
        </text:list-item>
        <text:list-item>
          <text:p text:style-name="P25"><text:span text:style-name="T23">Timbro </text:span><text:span text:style-name="T25">(configurazione delle impostazioni di timbratura)</text:span></text:p>
        </text:list-item>
        <text:list-item>
          <text:p text:style-name="P25"><text:span text:style-name="T23">Rete </text:span><text:span text:style-name="T25">(configurazione delle impostazioni di rete)</text:span></text:p>
        </text:list-item>
        <text:list-item>
          <text:p text:style-name="P25"><text:span text:style-name="T23">Invio Log </text:span><text:span text:style-name="T25">(configurazione delle impostazioni invio per email dei log)</text:span></text:p>
        </text:list-item>
      </text:list>
      <text:p text:style-name="P19"><text:span text:style-name="T26">Il menu delle impostazioni può essere visualizzato o meno cambiando il valore della proprietà </text:span><text:span text:style-name="T6">PreferenceMenu</text:span><text:span text:style-name="T20"> </text:span><text:span text:style-name="T26">del file con le configurazioni interne </text:span></text:p>
      <text:p text:style-name="P19"><text:span text:style-name="T26">Le singole funzionalità possono essere abilitate o meno impostando a true o false la proprietà </text:span><text:span text:style-name="T6">FirmaMarcaPreference, TimbroPreference, RetePreference </text:span><text:span text:style-name="T9">e</text:span><text:span text:style-name="T6"> InvioLogPreference </text:span><text:span text:style-name="T26">del file con le configurazioni interne. <text:s/></text:span></text:p>
      <text:p text:style-name="P6">a) Editing firma e marcatura</text:p>
      <text:p text:style-name="P7">Si accede alla funzionalità di editing delle opzioni di firma e marcatura tramite il menu delle impostazioni (Impostazioni → Firma e Marca). <text:s/></text:p>
      <text:p text:style-name="P19"><text:span text:style-name="T26">La dimensione del pannello di visualizzazione delle opzioni è legata ai valori <text:s/>della proprietà </text:span><text:span text:style-name="T6">FirmaMarcaPreferenceWidth</text:span><text:span text:style-name="T20"> </text:span><text:span text:style-name="T9">e</text:span><text:span text:style-name="T20"> </text:span><text:span text:style-name="T6">FirmaMarcaPreferenceHeight</text:span><text:span text:style-name="T20"> </text:span><text:span text:style-name="T26">del file con le configurazioni interne.</text:span></text:p>
      <text:p text:style-name="P7">Il pannello prevede due diversi tab, uno con le opzioni di stampa e uno con quelle di marcatura.</text:p>
      <text:p text:style-name="P11">Le opzioni di firma sono le seguenti </text:p>
      <text:list xml:id="list743083223" text:continue-numbering="true" text:style-name="L5">
        <text:list-item>
          <text:p text:style-name="P40"><text:span text:style-name="T23">Visualizzazione firma (</text:span><text:span text:style-name="T25">legata alla proprietà</text:span><text:span text:style-name="T23"> firma.renderMode):</text:span> questa proprietà determina la modalità di renderizzazione della firma e può assumere i seguenti valori </text:p>
          <text:p text:style-name="P69"><text:span text:style-name="T3">- solo testo,</text:span><text:span text:style-name="T2"> nel caso di firma con la solo descrizione,</text:span></text:p>
          <text:p text:style-name="P70"><text:span text:style-name="T33">- solo immagine</text:span><text:span text:style-name="T34"> nel caso di firma con la sola immagine,</text:span></text:p>
          <text:p text:style-name="P69"><text:span text:style-name="T3">- testo e immagine</text:span><text:span text:style-name="T2"> nel caso di firma con descrizione e immagine,</text:span></text:p>
          <text:p text:style-name="P69"><text:span text:style-name="T3">- testo e nome firmatario</text:span><text:span text:style-name="T2"> nel caso di firma con nome del signer e descrizione</text:span></text:p>
          <text:p text:style-name="P25">Questa proprietà è impostata a “solo testo” per default.</text:p>
        </text:list-item>
        <text:list-item>
          <text:p text:style-name="P25"><text:span text:style-name="T23">Testo a corredo (</text:span><text:span text:style-name="T25">legata alla proprietà</text:span><text:span text:style-name="T23"> firma.l2Text):</text:span> questa proprietà determina il testo della firma. Questa proprietà è impostata a 'Firmato digitalmente in data ...' per default e viene presa in considerazione solo se è stata scelta la modalità di firma visibile. Inoltre se in questo testo si utilizza la dicitura $dataCorrente questa stringa verrà convertita nella data corrente di sistema.</text:p>
        </text:list-item>
        <text:list-item>
          <text:p text:style-name="P25"><text:span text:style-name="T23">Dimensione Testo (</text:span><text:span text:style-name="T25">legata alla proprietà</text:span><text:span text:style-name="T23"> firma.l2TextFontSize):</text:span> questa proprietà determina la dimensione del testo. Questa proprietà è impostata a 10 per default e viene presa in considerazione solo se è stata scelta la modalità di firma visibile e la modalità di renderizzazione<text:span text:style-name="T25"> prevede la renderizzazione</text:span><text:span text:style-name="T23"> </text:span><text:span text:style-name="T25">del testo ('solo testo', 'testo e immagine' e 'testo e nome firmatario')</text:span>.</text:p>
        </text:list-item>
        <text:list-item>
          <text:p text:style-name="P25"><text:span text:style-name="T23">File Immagine (</text:span><text:span text:style-name="T25">legata alla proprietà</text:span><text:span text:style-name="T23"> firma.imgPath):</text:span> questa proprietà determina il path dell'immagine collegata alla firma. Questa proprietà è impostata a stringa vuota per default e viene presa in considerazione solo se è stata scelta la modalità di firma visibile e la modalità di renderizzazione<text:span text:style-name="T25"> prevede la renderizzazione</text:span><text:span text:style-name="T23"> </text:span><text:span text:style-name="T25">dell'immagine ('solo immagine' e 'testo e immagine')</text:span><text:span text:style-name="T23">.</text:span></text:p>
        </text:list-item>
        <text:list-item>
          <text:p text:style-name="P25"><text:span text:style-name="T23">File Immagine di sfondo (</text:span><text:span text:style-name="T25">legata alla proprietà </text:span><text:span text:style-name="T23">firma.bgImgPath):</text:span> questa proprietà determina il path dell'immagine di sfondo della firma. Questa proprietà è impostata a stringa vuota per default e viene presa in considerazione solo se è stata scelta la modalità di firma visibile e la modalità di renderizzazione <text:span text:style-name="T25">prevede la renderizzazione</text:span><text:span text:style-name="T23"> </text:span><text:span text:style-name="T25">dell'immagine ('testo e immagine')</text:span><text:span text:style-name="T23">.</text:span></text:p>
        </text:list-item>
        <text:list-item>
          <text:p text:style-name="P40"><text:span text:style-name="T3">Dimensione immagine sfondo % (</text:span><text:span text:style-name="T8">legata alla proprietà </text:span><text:span text:style-name="T3">firma.bgImgScale): </text:span><text:span text:style-name="T8">questa proprietà determina il fattore di scala dell'immagine di sfondo della firma (questa proprietà è impostata a 100 per default e viene presa in considerazione solo se è stata scelta la modalità </text:span><text:soft-page-break/><text:span text:style-name="T8">di firma visibile e la modalità di renderizzazione prevede la renderizzazione</text:span><text:span text:style-name="T3"> </text:span><text:span text:style-name="T8">dell'immagine ('testo e immagine')</text:span><text:span text:style-name="T3">.</text:span></text:p>
        </text:list-item>
        <text:list-item>
          <text:p text:style-name="P40"><text:span text:style-name="T24">Controlla CA emmitt. certificato firma (</text:span><text:span text:style-name="T26">legata alla proprietà </text:span><text:span text:style-name="T6">firma.enableCaCheck Certificato</text:span><text:span text:style-name="T24">): </text:span><text:span text:style-name="T26">questa proprietà determina se devono essere effettuati o meno i controlli delle CA in fase di verifica del certificato</text:span></text:p>
        </text:list-item>
        <text:list-item>
          <text:p text:style-name="P40"><text:span text:style-name="T24">Controlla stato revoca certificato firma (</text:span><text:span text:style-name="T26">legata alla proprietà </text:span><text:span text:style-name="T6">firma.enableCaCheck Certificato</text:span><text:span text:style-name="T24">): </text:span><text:span text:style-name="T26">questa proprietà determina se devono essere effettuati o meno i controlli delle CRL in fase di verifica del certificato</text:span></text:p>
        </text:list-item>
        <text:list-item>
          <text:p text:style-name="P40"><text:span text:style-name="T24">Controlla CA emitt. certificati firme pre-esistenti (</text:span><text:span text:style-name="T26">legata alla proprietà </text:span><text:span text:style-name="T6">firma.enableCaCheck</text:span><text:span text:style-name="T24">): </text:span><text:span text:style-name="T26">questa proprietà determina se devono essere effettuati o meno i controlli delle CA in fase di verifica delle firme preesistenti </text:span></text:p>
        </text:list-item>
        <text:list-item>
          <text:p text:style-name="P40"><text:span text:style-name="T24">Controlla stato revoca certificati firme pre-esistenti (</text:span><text:span text:style-name="T26">legata alla proprietà </text:span><text:span text:style-name="T6">firma.enableCrlCheck</text:span><text:span text:style-name="T24">): </text:span><text:span text:style-name="T26">questa proprietà determina se devono essere effettuati o meno i controlli delle CRL in fase di verifica delle firme preesistenti </text:span></text:p>
          <text:p text:style-name="P34"/>
        </text:list-item>
      </text:list>
      <text:p text:style-name="P11">Le opzioni di marcatura sono le seguenti: </text:p>
      <text:list xml:id="list934574210" text:continue-numbering="true" text:style-name="L5">
        <text:list-item>
          <text:p text:style-name="P36"><text:span text:style-name="T24">Server TSA (</text:span><text:span text:style-name="T26">legata alla proprietà</text:span><text:span text:style-name="T24"> firma.tsaUrl):</text:span><text:span text:style-name="T26"> questa proprietà determina l'url del server che genera la marca temporale </text:span></text:p>
        </text:list-item>
        <text:list-item>
          <text:p text:style-name="P36"><text:span text:style-name="T26">Utente </text:span><text:span text:style-name="T24">Server TSA (</text:span><text:span text:style-name="T26">legata alla proprietà</text:span><text:span text:style-name="T24"> firma.tsaUser):</text:span><text:span text:style-name="T26"> questa proprietà indica l'utente del server che genera la marca</text:span></text:p>
        </text:list-item>
        <text:list-item>
          <text:p text:style-name="P36"><text:span text:style-name="T26">Password </text:span><text:span text:style-name="T24">Server TSA (</text:span><text:span text:style-name="T26">legata alla proprietà</text:span><text:span text:style-name="T24"> firma.tsaPassword):</text:span><text:span text:style-name="T26"> questa proprietà indica la password del server che genera la marca </text:span></text:p>
          <text:p text:style-name="P37"/>
        </text:list-item>
      </text:list>
      <text:p text:style-name="P6">b) Editing timbro</text:p>
      <text:p text:style-name="P7">Si accede alla funzionalità di editing delle opzioni di timbratura tramite il menu delle impostazioni (Impostazioni → Timbro). <text:s/></text:p>
      <text:p text:style-name="P13"><text:span text:style-name="T26">La dimensione del pannello di visualizzazione delle opzioni è legata ai valori <text:s/>della proprietà </text:span><text:span text:style-name="T24">TimbroPreferenceWidth</text:span><text:span text:style-name="T20"> </text:span><text:span text:style-name="T26">e</text:span><text:span text:style-name="T20"> </text:span><text:span text:style-name="T24">TimbroPreferenceHeight</text:span><text:span text:style-name="T20"> </text:span><text:span text:style-name="T26">del file con le configurazioni interne.</text:span></text:p>
      <text:p text:style-name="P7">Il pannello prevede diversi tab (Testo timbro, Codifica e Posizione Timbro e Altre Opzioni), ciascuno con varie opzioni.</text:p>
      <text:p text:style-name="P11">Le opzioni di timbratura del tab 'Testo timbro' sono le seguenti: </text:p>
      <text:list xml:id="list1965193229" text:continue-numbering="true" text:style-name="L5">
        <text:list-item>
          <text:p text:style-name="P36"><text:span text:style-name="T24">Testo timbro (</text:span><text:span text:style-name="T26">legata alla proprietà</text:span><text:span text:style-name="T24"> timbro.testo):</text:span><text:span text:style-name="T26"> questa proprietà indica il testo con cui generare il timbro </text:span></text:p>
        </text:list-item>
        <text:list-item>
          <text:p text:style-name="P36"><text:span text:style-name="T24">Digest (</text:span><text:span text:style-name="T26">legata alla proprietà</text:span><text:span text:style-name="T24"> timbro.addDigest):</text:span><text:span text:style-name="T26"> questa proprietà indica se, nella generazione del timbro, al testo deve essere accodato il digest del file da timbrare</text:span></text:p>
        </text:list-item>
        <text:list-item>
          <text:p text:style-name="P36"><text:span text:style-name="T24">Dn (</text:span><text:span text:style-name="T26">legata alla proprietà</text:span><text:span text:style-name="T24"> timbro.addDN):</text:span><text:span text:style-name="T26"> <text:s/>questa proprietà indica, se nella generazione del timbro e qualora il file sia firmato, al testo devono essere accodati i dn delle firme del file </text:span></text:p>
        </text:list-item>
        <text:list-item>
          <text:p text:style-name="P36"><text:span text:style-name="T26">Data e ora </text:span><text:span text:style-name="T24">(</text:span><text:span text:style-name="T26">legata alla proprietà</text:span><text:span text:style-name="T24"> timbro.addData):</text:span><text:span text:style-name="T26"> questa proprietà indica, se nella generazione del timbro, al testo deve essere accodata la data corrente</text:span></text:p>
        </text:list-item>
        <text:list-item>
          <text:p text:style-name="P36"><text:span text:style-name="T26">Algoritmo digest (legata alla proprietà </text:span><text:span text:style-name="T24">timbro.algoritmoDigest</text:span><text:span text:style-name="T26">): questa proprietà indica l'algoritmo di digest che verrà utilizzato, qualora sia stato richiesto, nella generazione del digest del file</text:span></text:p>
        </text:list-item>
        <text:list-item>
          <text:p text:style-name="P36"><text:span text:style-name="T24">Timbro singolo </text:span><text:span text:style-name="T26">(legata alla proprietà </text:span><text:span text:style-name="T24">timbro.timbroSingolo</text:span><text:span text:style-name="T26">): questa proprietà indica se si vuole che sia generato un timbro singolo e non più timbri per gestire testi più lunghi (qualora il testo superi la lunghezza massima consentita verrà visualizzato un messaggio di errore)</text:span></text:p>
        </text:list-item>
        <text:list-item>
          <text:p text:style-name="P36"><text:span text:style-name="T24">Intestazione</text:span><text:span text:style-name="T26"> (legata alla proprietà </text:span><text:span text:style-name="T24">timbro.testoIntestazione</text:span><text:span text:style-name="T26">): questa proprietà indica il testo che verrà utilizzato come intestazione del timbro (sempre che ne venga specificata la posizione)</text:span></text:p>
        </text:list-item>
        <text:list-item>
          <text:p text:style-name="P36"><text:span text:style-name="T24">Posizione intestazione</text:span><text:span text:style-name="T26"> (legata alla proprietà </text:span><text:span text:style-name="T24">timbro.posizioneIntestazione</text:span><text:span text:style-name="T26">): questa proprietà indica indica la posizione rispetto al timbro in cui verrà posizionata l'intestazione del timbro </text:span><text:soft-page-break/><text:span text:style-name="T26">e può assumere i valori sopra, sotto, in linea.</text:span></text:p>
        </text:list-item>
        <text:list-item>
          <text:p text:style-name="P36"><text:span text:style-name="T24">Posizione testo in chiaro</text:span><text:span text:style-name="T26"> (legata alla proprietà </text:span><text:span text:style-name="T24">timbro.posizioneTestoInChiaro</text:span><text:span text:style-name="T26">): questa proprietà indica la posizione rispetto al timbro in cui verrà posizionato il testo in chiaro del timbro e può assumere i valori sopra, sotto, in linea.</text:span></text:p>
        </text:list-item>
      </text:list>
      <text:p text:style-name="P14"/>
      <text:p text:style-name="P14">Le opzioni di timbratura del tab 'Codifica e posizione timbro' sono le seguenti:</text:p>
      <text:list xml:id="list1470170359" text:style-name="L6">
        <text:list-item>
          <text:p text:style-name="P41"><text:span text:style-name="T6">Codifica </text:span><text:span text:style-name="T9">(legata alla proprietà </text:span><text:span text:style-name="T6">timbro.codifica</text:span><text:span text:style-name="T9">): questa proprietà indica la codifica con cui verrà generato il timbro <text:s text:c="2"/></text:span></text:p>
        </text:list-item>
        <text:list-item>
          <text:p text:style-name="P41"><text:span text:style-name="T6">Posizione </text:span><text:span text:style-name="T9">(legata alla proprietà </text:span><text:span text:style-name="T6">timbro.posizioneTimbro</text:span><text:span text:style-name="T9">): questa proprietà indica la posizione in cui verrà posizionato il timbro nella pagina (alto destra, alto sinistra, basso destra, basso sinistra)</text:span></text:p>
        </text:list-item>
        <text:list-item>
          <text:p text:style-name="P41"><text:span text:style-name="T6">Rotazione </text:span><text:span text:style-name="T9">(legata alla proprietà </text:span><text:span text:style-name="T6">timbro.rotazioneTimbro</text:span><text:span text:style-name="T9">): questa proprietà indica la </text:span><text:span text:style-name="T9">rotazione del timbro nella pagina (orizzontale, verticale) </text:span></text:p>
        </text:list-item>
        <text:list-item>
          <text:p text:style-name="P41"><text:span text:style-name="T6">Pagina da timbrare </text:span><text:span text:style-name="T9">(legata alla proprietà </text:span><text:span text:style-name="T6">timbro.tipoPagina</text:span><text:span text:style-name="T9">): questa proprietà indica il tipo di pagina in cui posizionare il timbro (prima, ultima, tutte) </text:span></text:p>
        </text:list-item>
        <text:list-item>
          <text:p text:style-name="P41"><text:span text:style-name="T6">Pagina corrente </text:span><text:span text:style-name="T9">(legata alla proprietà </text:span><text:span text:style-name="T6">timbro.paginaCorrente</text:span><text:span text:style-name="T9">): questa proprietà <text:s/>indica se il timbro deve essere posizionato nella pagina corrente</text:span></text:p>
        </text:list-item>
        <text:list-item>
          <text:p text:style-name="P41"><text:span text:style-name="T6">Pagina da </text:span><text:span text:style-name="T9">(legata alla proprietà </text:span><text:span text:style-name="T6">timbro.paginaDa</text:span><text:span text:style-name="T9">): questa proprietà indica l'estremo inferiore dell'intervallo di pagine da timbrare</text:span></text:p>
        </text:list-item>
        <text:list-item>
          <text:p text:style-name="P41"><text:span text:style-name="T6">Pagina a </text:span><text:span text:style-name="T9">(legata alla proprietà </text:span><text:span text:style-name="T6">timbro.paginaA</text:span><text:span text:style-name="T9">): questa proprietà indica l'estremo superiore dell'intervallo di pagine da timbrare</text:span></text:p>
        </text:list-item>
      </text:list>
      <text:list xml:id="list52823326" text:continue-list="list1965193229" text:style-name="L5">
        <text:list-header>
          <text:p text:style-name="P37"/>
        </text:list-header>
      </text:list>
      <text:p text:style-name="P14">Le opzioni di timbratura del tab 'Altre opzioni' sono le seguenti:</text:p>
      <text:list xml:id="list1965281101" text:continue-numbering="true" text:style-name="L5">
        <text:list-item>
          <text:p text:style-name="P25"><text:span text:style-name="T24">Testo su più righe </text:span><text:span text:style-name="T26">(legata alla proprietà</text:span><text:span text:style-name="T24"> timbro.moreLines</text:span><text:span text:style-name="T26">): questa proprietà indica se il testo deve essere eventualmente posizionato su più righe qualora la sua dimensione superi lo spazio disponibile nella pagina</text:span></text:p>
        </text:list-item>
        <text:list-item>
          <text:p text:style-name="P29">Font <text:span text:style-name="T26">(legata alla proprietà</text:span><text:span text:style-name="T24"> timbro.fontName</text:span><text:span text:style-name="T26">): questa proprietà <text:s/>indica il nome del font del carattere del testo (questo dato verrà trascurato qualora il testo debba essere visualizzato per motivi di spazio su più righe; in questo caso verrà utilizzato un valore per il font pari a “Courier”)</text:span></text:p>
        </text:list-item>
        <text:list-item>
          <text:p text:style-name="P25">Dimensione font <text:span text:style-name="T26">(legata alla proprietà</text:span><text:span text:style-name="T24"> timbro.fontSize</text:span><text:span text:style-name="T26">): questa proprietà</text:span> indica la dimensione del font del carattere del testo (questo dato verrà trascurato qualora il testo debba essere visualizzato per motivi di spazio su più righe; in questo caso verrà utilizzato un valore per la dimensione del font pari a 8)</text:p>
          <text:p text:style-name="P37"/>
        </text:list-item>
      </text:list>
      <text:p text:style-name="P11">Le proprietà per impostare la pagina da timbrare (<text:span text:style-name="T23">Pagina corrente, Tipo pagina, PaginaDa e PaginaA</text:span>) sono mutualmente esclusive. Quando nell'interfaccia si edita uno di questi campi vengono resettati gli altri. </text:p>
      <text:p text:style-name="P11">Sono possibili solo alcune posizioni dei testi rispetto al timbro. </text:p>
      <text:p text:style-name="P11">Se il timbro è posizionato orizzontalmente il testo in chiaro e l’eventuale intestazione si possono mettere solo:</text:p>
      <text:list xml:id="list727141598" text:style-name="L7">
        <text:list-item>
          <text:p text:style-name="P26">in linea con il timbro (in automatico sul lato che resta interno rispetto alla pagina)</text:p>
        </text:list-item>
        <text:list-item>
          <text:p text:style-name="P26">sopra il timbro solo se il timbro è orizzontale in basso </text:p>
        </text:list-item>
        <text:list-item>
          <text:p text:style-name="P26">sotto solo se il timbro è orizzontale in alto o sui margini destro e sinistro della pagina</text:p>
        </text:list-item>
      </text:list>
      <text:p text:style-name="P11">Se invece il timbro è posizionato verticalmente il testo in chiaro e l’eventuale altro testo si possono mettere solo:</text:p>
      <text:list xml:id="list517904713" text:continue-numbering="true" text:style-name="L7">
        <text:list-item>
          <text:p text:style-name="P42">in linea con il timbro (in automatico sul lato che resta interno rispetto alla pagina)</text:p>
        </text:list-item>
        <text:list-item>
          <text:p text:style-name="P42">sotto al timbro</text:p>
        </text:list-item>
      </text:list>
      <text:p text:style-name="P14">Se devono essere posizionati entrambi i testi, sia testo in chiaro che intestazione, per i due vanno scelte posizioni diverse</text:p>
      <text:p text:style-name="P14"/>
      <text:p text:style-name="P14"><text:soft-page-break/>Tutti i parametri di configurazione del timbro possono essere editati da interfaccia a meno che non siano stati impostati dal chiamante. In questo caso la proprietà sarà visibile nell'interfaccia ma non sarà possibile modificarne il valore.</text:p>
      <text:p text:style-name="P14">Tutti i parametri dell'interfaccia grafica possono essere salvati nel file di preferences dell'utente (premendo il bottone “<text:span text:style-name="T23">Salva configurazione</text:span>”), in modo tale da sovrascrivere i valori di default.</text:p>
      <text:p text:style-name="P14"/>
      <text:p text:style-name="P6">c) Editing rete</text:p>
      <text:p text:style-name="P14">Si accede alla funzionalità di editing delle configurazioni di rete tramite il menu delle impostazioni (Impostazioni → Rete). </text:p>
      <text:p text:style-name="P14">I dati del proxy possono essere visualizzati e eventualmente salvati sul pannello corrispondente.</text:p>
      <text:p text:style-name="P14"/>
      <text:p text:style-name="P6">d) Editing invio log</text:p>
      <text:p text:style-name="P7">Si accede alla funzionalità di editing delle opzioni di invio log tramite il menu delle impostazioni (Impostazioni → Invio Log). <text:s/></text:p>
      <text:p text:style-name="P13"><text:span text:style-name="T26">La dimensione del pannello di visualizzazione delle opzioni è legata ai valori <text:s/>della proprietà </text:span><text:span text:style-name="T24">InvioLogPreferenceWidth</text:span><text:span text:style-name="T20"> </text:span><text:span text:style-name="T26">e</text:span><text:span text:style-name="T20"> </text:span><text:span text:style-name="T24">InvioLogPreferenceHeight</text:span><text:span text:style-name="T20"> </text:span><text:span text:style-name="T26">del file con le configurazioni interne.</text:span></text:p>
      <text:p text:style-name="P11">Le opzioni del pannello delle invio log sono le seguenti: </text:p>
      <text:list xml:id="list690727229" text:continue-list="list1965281101" text:style-name="L5">
        <text:list-item>
          <text:p text:style-name="P36"><text:span text:style-name="T24">Smtp (</text:span><text:span text:style-name="T26">legata alla proprietà</text:span><text:span text:style-name="T24"> mail.smtpHost):</text:span><text:span text:style-name="T26"> questa proprietà indica il server di invio email</text:span></text:p>
        </text:list-item>
        <text:list-item>
          <text:p text:style-name="P36"><text:span text:style-name="T24">Richiesta autenticazione (</text:span><text:span text:style-name="T26">legata alla proprietà</text:span><text:span text:style-name="T24"> mail.useAuthentication):</text:span><text:span text:style-name="T26"> <text:s/>questa proprietà indica se il server richiede l'autenticazione per l'invio dell'email</text:span></text:p>
        </text:list-item>
        <text:list-item>
          <text:p text:style-name="P36"><text:span text:style-name="T24">Username (</text:span><text:span text:style-name="T26">legata alla proprietà</text:span><text:span text:style-name="T24"> mail.authenticationUser):</text:span><text:span text:style-name="T26"> <text:s/>questa proprietà indica l'utente dell'account di invio email</text:span></text:p>
        </text:list-item>
        <text:list-item>
          <text:p text:style-name="P36"><text:span text:style-name="T24">Password (</text:span><text:span text:style-name="T26">legata alla proprietà</text:span><text:span text:style-name="T24"> mail.authenticationPassword):</text:span><text:span text:style-name="T26"> questa proprietà indica la password dell'account di invio email </text:span></text:p>
        </text:list-item>
        <text:list-item>
          <text:p text:style-name="P36"><text:span text:style-name="T24">Mittente (</text:span><text:span text:style-name="T26">legata alla proprietà</text:span><text:span text:style-name="T24"> mail.from):</text:span><text:span text:style-name="T26"> questa proprietà <text:s/>indica l'indirizzo mail del mittente</text:span></text:p>
        </text:list-item>
        <text:list-item>
          <text:p text:style-name="P36"><text:span text:style-name="T24">Destinatario/i (</text:span><text:span text:style-name="T26">legata alla proprietà</text:span><text:span text:style-name="T24"> mail.to):</text:span><text:span text:style-name="T26"> questa proprietà indica l'indirizzo mail (o gli indirizzi) a cui inviare l'email. Più indirizzi possono essere separati dal carattere ';' <text:s/></text:span></text:p>
        </text:list-item>
        <text:list-item>
          <text:p text:style-name="P36"><text:span text:style-name="T26">Nome del file di log allegato </text:span><text:span text:style-name="T24">(</text:span><text:span text:style-name="T26">legata alla proprietà</text:span><text:span text:style-name="T24"> mail.attachmentName):</text:span><text:span text:style-name="T26"> questa proprietà </text:span><text:span text:style-name="T26">indica il nome del file allegato (qualora i log siano stati salvati su file)</text:span></text:p>
        </text:list-item>
        <text:list-item>
          <text:p text:style-name="P36"><text:span text:style-name="T26">Oggetto </text:span><text:span text:style-name="T24">(</text:span><text:span text:style-name="T26">legata alla proprietà</text:span><text:span text:style-name="T24"> mail.subject):</text:span><text:span text:style-name="T26"> questa proprietà <text:s/>indica l'oggetto dell'email</text:span></text:p>
        </text:list-item>
        <text:list-item>
          <text:p text:style-name="P36"><text:span text:style-name="T26">Corpo </text:span><text:span text:style-name="T24">(</text:span><text:span text:style-name="T26">legata alla proprietà</text:span><text:span text:style-name="T24"> mail.body):</text:span><text:span text:style-name="T26"> <text:s/>questa proprietà indica il corpo dell'email</text:span></text:p>
          <text:p text:style-name="P37"/>
        </text:list-item>
      </text:list>
      <text:list xml:id="list535557529" text:style-name="L8">
        <text:list-header>
          <text:p text:style-name="P71"/>
        </text:list-header>
      </text:list>
      <text:list xml:id="list683082757" text:style-name="L9">
        <text:list-header>
          <text:p text:style-name="P63"/>
        </text:list-header>
      </text:list>
      <text:p text:style-name="P12">2) Timbro</text:p>
      <text:p text:style-name="P11">La funzionalità di timbro può essere o meno attivata, sia da preferences che da configurazioni interne. Qualora il visualizzatore sia stato lanciato in modalità di sola lettura allora la funzionalità di timbro sarà automaticamente disattivata, indipendentemente da quanto configurato per il timbro.</text:p>
      <text:p text:style-name="P11">Per attivare o meno la funzionalità si può impostare una preference <text:span text:style-name="T23">timbro.enabled</text:span> (dal chiamante o <text:s/>nei file di preference). Qualora questa preference non sia stata impostata si prende in considerazione la proprietà “<text:span text:style-name="T23">Timbro</text:span>” nel file di configurazione xml.</text:p>
      <text:p text:style-name="P19">La funzionalità di timbratura è disponibile nel Menu del visualizzatore (File-&gt;Timbra) o tramite il bottone “<text:span text:style-name="T23">Timbra il file pdf”</text:span>. Il bottone può essere nascosto anche con la funzionalità attiva ponendo a false la proprietà<text:span text:style-name="T2"> “</text:span><text:span text:style-name="T3">Timbrobutton”</text:span><text:span text:style-name="T2"> del file di configurazione xml.</text:span></text:p>
      <text:p text:style-name="P19"><text:span text:style-name="T2">Una volta selezionata la funzionalità si apre un pannello </text:span><text:span text:style-name="T3">Timbro</text:span><text:span text:style-name="T2"> con il bottone </text:span><text:span text:style-name="T3">Timbra</text:span><text:span text:style-name="T2"> e le opzioni di Timbratura che possono essere scelte (un sottoinsieme di quelle configurabili).</text:span></text:p>
      <text:p text:style-name="P11"/>
      <text:p text:style-name="P10">I seguenti valori possono essere specificati in fase di timbro sono:</text:p>
      <text:list xml:id="list2169147717" text:style-name="L10">
        <text:list-item>
          <text:p text:style-name="P30">Posizione, indica la posizione in cui verrà posizionato il timbro nella pagina (alto destra, alto sinistra, basso destra, basso sinistra);</text:p>
        </text:list-item>
        <text:list-item>
          <text:p text:style-name="P27"><text:soft-page-break/>Rotazione, <text:s/>indica la rotazione del timbro nella pagina (orizzontale, verticale)</text:p>
        </text:list-item>
        <text:list-item>
          <text:p text:style-name="P27">Pagine da timbrare , indica il tipo di pagina in cui posizionare il timbro (prima, ultima, tutte);</text:p>
        </text:list-item>
        <text:list-item>
          <text:p text:style-name="P27"><text:span text:style-name="T23">Pagina Corrente</text:span>, indica se il timbro deve essere posizionato nella pagina corrente;</text:p>
        </text:list-item>
        <text:list-item>
          <text:p text:style-name="P30"><text:span text:style-name="T23">Pagina Da</text:span>, indica l'estremo inferiore dell'intervallo di pagine da timbrare;</text:p>
        </text:list-item>
        <text:list-item>
          <text:p text:style-name="P30"><text:span text:style-name="T23">Pagina A</text:span>, indica l'estremo superiore dell'intervallo lista di pagine da timbrare;</text:p>
          <text:p text:style-name="P30"/>
        </text:list-item>
      </text:list>
      <text:p text:style-name="P11">Le proprietà per impostare la pagina da timbrare (<text:span text:style-name="T23">Pagina corrente, Tipo pagina, PaginaDa e PaginaA</text:span>) sono mutualmente esclusive. Quando nell'interfaccia si edita uno di questi campi vengono resettati gli altri. Qualora si scelga di timbrare e sono presenti più opzioni sulla pagina da timbrare (per esempio quando sono impostate dal chiamante e sono quindi non editabili) vengono considerate nel seguente ordine: paginaCorrente, intervalloPagine, tipoPagina e le altre opzioni vengono ignorate. </text:p>
      <text:p text:style-name="P11">Sono possibili solo alcune posizioni dei testi rispetto al timbro. </text:p>
      <text:p text:style-name="P11">Se il timbro è posizionato orizzontalmente il testo in chiaro e l’eventuale altro testo si possono mettere solo:</text:p>
      <text:list xml:id="list442106487" text:continue-list="list517904713" text:style-name="L7">
        <text:list-item>
          <text:p text:style-name="P26">in linea con il timbro (in automatico sul lato che resta interno rispetto alla pagina)</text:p>
        </text:list-item>
        <text:list-item>
          <text:p text:style-name="P26">sopra il timbro solo se il timbro è orizzontale in basso </text:p>
        </text:list-item>
        <text:list-item>
          <text:p text:style-name="P26">sotto solo se il timbro è orizzontale in alto o sui margini destro e sinistro della pagina</text:p>
        </text:list-item>
      </text:list>
      <text:p text:style-name="P11">Se invece il timbro è posizionato verticalmente il testo in chiaro e l’eventuale altro testo si possono mettere solo:</text:p>
      <text:list xml:id="list1930336504" text:continue-numbering="true" text:style-name="L7">
        <text:list-item>
          <text:p text:style-name="P26">in linea con il timbro (in automatico sul lato che resta interno rispetto alla pagina)</text:p>
        </text:list-item>
        <text:list-item>
          <text:p text:style-name="P26">sotto al timbro</text:p>
        </text:list-item>
      </text:list>
      <text:p text:style-name="P11">Se devono essere posizionati entrambi i testi, sia testo in chiaro che l’intestazione, per i due vanno scelte posizioni diverse</text:p>
      <text:p text:style-name="P11">Al momento il timbro viene sempre posizionato rispetto alla rotazione 0 della pagina. Qualora la pagina sia visualizzata ruotata verrà comunque visualizzato un messaggio di conferma, e solo dopo la conferma verrà apposto il timbro. </text:p>
      <text:p text:style-name="P11"/>
      <text:p text:style-name="P10">I seguenti valori possono essere specificati nelle preferences ma non editati da interfaccia:</text:p>
      <text:list xml:id="list597293305" text:style-name="L11">
        <text:list-item>
          <text:p text:style-name="P43"><text:span text:style-name="T7">"</text:span><text:span text:style-name="T5">timbro.listaParametri</text:span><text:span text:style-name="T7">", indica la lista di parametri da utilizzare per la sostituzione nei parametri nel testo del timbro. I parametri devono essere passati nella forma chiave1=valore1;chiave2=valore2;</text:span></text:p>
        </text:list-item>
        <text:list-item>
          <text:p text:style-name="P43"><text:span text:style-name="T2">"</text:span><text:span text:style-name="T3">timbro.formattazioneData</text:span><text:span text:style-name="T2">", indica il formato della data da accodare, eventualmente, al testo del timbro;</text:span></text:p>
        </text:list-item>
        <text:list-item>
          <text:p text:style-name="P46"><text:span text:style-name="T2">"</text:span><text:span text:style-name="T3">timbro.maxLenghtTimbro</text:span><text:span text:style-name="T2">", indica la lunghezza massima del testo per generare un unico timbro (1850 è il valore di default qualora non esista la preference o non sia stato possibile recuperarla)</text:span></text:p>
        </text:list-item>
        <text:list-item>
          <text:p text:style-name="P46"><text:span text:style-name="T2">"</text:span><text:span text:style-name="T3">timbro.margineSup</text:span><text:span text:style-name="T2">", indica il margine superiore del timbro nella pagina (20 è il valore di default qualora non esista la preference o non sia stato possibile recuperarla)</text:span></text:p>
        </text:list-item>
        <text:list-item>
          <text:p text:style-name="P46"><text:span text:style-name="T2">"</text:span><text:span text:style-name="T3">timbro.margineInf</text:span><text:span text:style-name="T2">", indica il margine inferiore del timbro nella pagina (20 è il valore di default qualora non esista la preference o non sia stato possibile recuperarla)</text:span></text:p>
        </text:list-item>
        <text:list-item>
          <text:p text:style-name="P46"><text:span text:style-name="T2">"</text:span><text:span text:style-name="T3">timbro.margineDx</text:span><text:span text:style-name="T2">", indica il margine destro del timbro nella pagina (20 è il valore di default qualora non esista la preference o non sia stato possibile recuperarla)</text:span></text:p>
        </text:list-item>
        <text:list-item>
          <text:p text:style-name="P46"><text:span text:style-name="T2">"</text:span><text:span text:style-name="T3">timbro.margineSn</text:span><text:span text:style-name="T2">", indica il margine sinistro del timbro nella pagina (20 è il valore di default qualora non esista la preference o non sia stato possibile recuperarla)</text:span></text:p>
        </text:list-item>
        <text:list-item>
          <text:p text:style-name="P46"><text:span text:style-name="T2">"timbro.margineTimbroTest</text:span><text:span text:style-name="T3">o</text:span><text:span text:style-name="T2">", indica il margine che viene posizionato tra testo e timbro (10 </text:span><text:span text:style-name="T2">è il valore di default qualora non esista la preference o non sia stato possibile recuperarla)</text:span></text:p>
        </text:list-item>
        <text:list-item>
          <text:p text:style-name="P43"><text:span text:style-name="T2">"</text:span><text:span text:style-name="T4">timbro.outputFileName</text:span><text:span text:style-name="T2">", indica il suffisso del nome del file che verrà generato per il file timbrato (_timbrato è il valore di default qualora non esista la preference o non sia stato possibile recuperarla)</text:span></text:p>
        </text:list-item>
      </text:list>
      <text:p text:style-name="P10"><text:soft-page-break/></text:p>
      <text:p text:style-name="P12">3) Stampa</text:p>
      <text:p text:style-name="P11">La funzionalità di stampa del file può essere o meno attivata, sia da preferences che da configurazioni interne. Qualora il visualizzatore sia stato lanciato in modalità di sola lettura allora la funzionalità di <text:s/>stampa del file sarà automaticamente disattivata, indipendentemente da quanto configurato.</text:p>
      <text:p text:style-name="P11">Per attivare o meno la funzionalità si può impostare una preference <text:span text:style-name="T23">print.enabled</text:span> (dal chiamante o <text:s/>nei file di preferences). Qualora questa preference non sia stata impostata si prende in considerazione la proprietà “<text:span text:style-name="T23">Print</text:span>” nel file di configurazione xml.</text:p>
      <text:p text:style-name="P11">La funzionalità di stampa è disponibile nel Menu del visualizzatore (File-&gt;Stampa) o tramite il bottone “<text:span text:style-name="T23">Stampa file PDF”</text:span>. Il bottone può essere nascosto anche con la funzionalità attiva ponendo a false la proprietà “Print<text:span text:style-name="T23">button”</text:span> del file di configurazione xml.</text:p>
      <text:p text:style-name="P10"/>
      <text:p text:style-name="P12">4) Salvataggio file</text:p>
      <text:p text:style-name="P11">La funzionalità di salvataggio del file può essere o meno attivata, sia da preferences che da configurazioni interne. Qualora il visualizzatore sia stato lanciato in modalità di sola lettura allora la funzionalità di salvataggio del file sarà automaticamente disattivata, indipendentemente da quanto configurato.</text:p>
      <text:p text:style-name="P11">Per attivare o meno la funzionalità si può impostare una preference <text:span text:style-name="T23">save.enabled</text:span> (dal chiamante o <text:s/>nei file di preferences). Qualora questa preference non sia stata impostata si prende in considerazione la proprietà “<text:span text:style-name="T23">Save</text:span>” nel file di configurazione xml.</text:p>
      <text:p text:style-name="P11">La funzionalità di salvataggio è disponibile nel Menu del visualizzatore (File-&gt;Salva come...) o tramite il bottone “<text:span text:style-name="T23">Salva un file”</text:span>. Il bottone può essere nascosto anche con la funzionalità attiva ponendo a false la proprietà “<text:span text:style-name="T23">Savebutton”</text:span> del file di configurazione xml.</text:p>
      <text:p text:style-name="P10"/>
      <text:p text:style-name="P12">5) Firma file</text:p>
      <text:p text:style-name="P11">La funzionalità di firma del file può essere o meno attivata, sia da preferences che da configurazioni interne. Qualora il visualizzatore sia stato lanciato in modalità di sola lettura allora la funzionalità di firma del file sarà automaticamente disattivata, indipendentemente da quanto configurato.</text:p>
      <text:p text:style-name="P11">Per attivare o meno la funzionalità si può impostare una preference <text:span text:style-name="T23">sign.enabled</text:span> (dal chiamante o <text:s/>nei file di preferences). Qualora questa preference non sia stata impostata si prende in considerazione la proprietà “<text:span text:style-name="T23">Sign</text:span>” nel file di configurazione xml.</text:p>
      <text:p text:style-name="P11">La funzionalità di firma è disponibile nel Menu del visualizzatore (File-&gt;Firma) o tramite il bottone “<text:span text:style-name="T23">Firma un file pdf”</text:span>. Il bottone può essere nascosto anche con la funzionalità attiva ponendo a false la proprietà “<text:span text:style-name="T23">Signbutton”</text:span> del file di configurazione xml.</text:p>
      <text:p text:style-name="P11">Il wizard di firma consiste in due step. Il primo permette di scegliere se si vuole utilizzare la modalità di firma visibile selezionando il punto nella pagina dove apporre la firma, mentre il secondo permette di scegliere dispositivo di firma e il corrispondente Pin e di impostare eventualmente i valori delle proprietà 'Ragione', 'Località' e 'Contatti'. </text:p>
      <text:p text:style-name="P11">Per quanto riguarda la <text:s/>modalità append di firma: </text:p>
      <text:list xml:id="list2005974118" text:style-name="L12">
        <text:list-item>
          <text:p text:style-name="P28">qualora il file non è firmato si richiede la firma non in append</text:p>
        </text:list-item>
        <text:list-item>
          <text:p text:style-name="P28">qualora il file è firmato si richiede la firma in append</text:p>
        </text:list-item>
      </text:list>
      <text:p text:style-name="P11">L'algoritmo di firma è determinato in base alla preference <text:span text:style-name="T23">firma.hashAlgorithm</text:span> che per default è impostata a '<text:span text:style-name="T23">SHA-256</text:span>'. </text:p>
      <text:p text:style-name="P11">Qualora sia stata scelta la modalità di firma visibile si potrà scegliere la pagina in cui apporre la firma, altrimenti la firma verrà apposta sulla prima pagina.</text:p>
      <text:p text:style-name="P19"><text:span text:style-name="T25">Il certification level della firma è determinato in base alla preference </text:span><text:span text:style-name="T23">firma.certifyMode</text:span><text:span text:style-name="T25"> che per default è impostata a '</text:span><text:span text:style-name="T3">Nessuna Certificazione</text:span><text:span text:style-name="T25">'. </text:span></text:p>
      <text:p text:style-name="P19">Prima di procedere alle operazioni di firma viene effettuato, qualora il file sia firmato, un controllo sulle firme già presenti nel file da firmare. Questa verifica può essere personalizzata tramite <text:s/>le preference, <text:span text:style-name="T3">firma.enableCaCheck</text:span><text:span text:style-name="T12"> </text:span>e <text:span text:style-name="T3">firma.enableCrlCheck</text:span>, che richiedono o meno che venga effettuata in fase di verifica il controllo delle crl e delle ca, e <text:span text:style-name="T3">firma.dataRiferimentoVerifica</text:span> che <text:soft-page-break/>richiede che la verifica firma sia fatto rispetto a una data di riferimento diversa da quella corrente (il formato di questa data è indicato dalla preference <text:span text:style-name="T6">firma.dataRiferimentoVerifica.formato</text:span>). A<text:span text:style-name="T29">ffinchè questa verifica sia effettuata si devono configurare le </text:span><text:span text:style-name="T9">proprietà</text:span><text:span text:style-name="T29"> </text:span><text:span text:style-name="T6">fileOperation.wsEndpoint</text:span><text:span text:style-name="T29">, </text:span><text:span text:style-name="T6">fileOperation.namespace</text:span><text:span text:style-name="T29"> e </text:span><text:span text:style-name="T6">fileOperation.service </text:span><text:span text:style-name="T9">che indicano, rispettivamente, l'endpoint, il namespace e il nome del servizio del Web Service di verifica firme di fileoperation</text:span><text:span text:style-name="T29">.</text:span></text:p>
      <text:p text:style-name="P19">Qualora il controllo fallisce viene presentato all'utente un messaggio di notifica, in cui si richiede se l'utente voglia annullare l'operazione o procedere con la firma firmando il file originale (modalità append=true) o firmando il file a cui sono state rimosse le firme presistenti (modalità append=false).</text:p>
      <text:p text:style-name="P19">Un ulteriore controllo preliminare verifica che la versione del pdf sia almeno pari a quella minima configurata per l'algoritmo di firma (la 1.6 per l'algoritmo SHA-256). Anche in questo caso qualora l'utente voglia procedere con la firma si andrà in modalità append=false.</text:p>
      <text:p text:style-name="P19">In fase di firma viene verificata inizialmente la validità del pin e, qualora questo sia valido, si recupera poi il certificato di firma. Quando non si è in fase di test i certificati validi sono quelli che hanno impostato il <text:span text:style-name="T2">KeyUsage di non ripudio (il secondo elemento dell'array) impostato a 1.</text:span></text:p>
      <text:p text:style-name="P14">Qualora sia stata impostata la preference <text:span text:style-name="T31">cognomeNome.certificato</text:span><text:span text:style-name="T28"> o </text:span><text:span text:style-name="T31">codiceFiscale.certificato</text:span><text:span text:style-name="T28"> si verifica poi che questi valori corrispondano al nome o al codice fiscale del certificato di firma. </text:span></text:p>
      <text:p text:style-name="P19"><text:span text:style-name="T26">Prima di procedere alle operazioni di firma se è stato configurata opportunamente la preference relativa all'endpoint del ws di verifica certificato e se è stata configurata la verifica CA e/o CRL del certificato (in base ai valori delle preference </text:span><text:span text:style-name="T6">firma.enableCaCheckCertificato</text:span><text:span text:style-name="T17"> </text:span><text:span text:style-name="T16"><text:s/></text:span><text:span text:style-name="T29">e</text:span><text:span text:style-name="T17"> </text:span><text:span text:style-name="T6">firma.enableCrl CheckCertificato</text:span><text:span text:style-name="T26">) viene effettuata la chiamata al servizio di verifica del certificato (affinché questa verifica sia effettuata si deve configurare la </text:span><text:span text:style-name="T14">proprietà </text:span><text:span text:style-name="T13">verifyCert</text:span><text:span text:style-name="T6">.wsEndpoint</text:span><text:span text:style-name="T29">, </text:span><text:span text:style-name="T6">verifyCert.namespace</text:span><text:span text:style-name="T29"> e </text:span><text:span text:style-name="T6">verifyCert.service </text:span><text:span text:style-name="T9">che indicano, rispettivamente, l'endpoint, il namespace e il nome del servizio del Web Service di verifica del certificato di fileoperation</text:span><text:span text:style-name="T14">)</text:span><text:span text:style-name="T26">.</text:span></text:p>
      <text:p text:style-name="P19"><text:span text:style-name="T29">Dopo la firma verrà generato un nuovo file che verrà aperto nel visualizzatore. Il nome del file generato (in una sottodirectory 'output' della directory che conteneva il file da firmare) avrà lo stesso nome del file originale con un suffisso determinato dal valore della preference f</text:span><text:span text:style-name="T23">irma.outputFileName</text:span> (_<text:span text:style-name="T2">firmato</text:span> è il valore di default qualora non esista la preference o non sia stato possibile recuperarla)</text:p>
      <text:p text:style-name="P4"/>
      <text:p text:style-name="P12">6) Firma e marca file</text:p>
      <text:p text:style-name="P11">La funzionalità di firma e marcatura del file può essere o meno attivata, sia da preferences che da configurazioni interne. Qualora il visualizzatore sia stato lanciato in modalità di sola lettura allora la funzionalità di salvataggio del file sarà automaticamente disattivata, indipendentemente da quanto configurato.</text:p>
      <text:p text:style-name="P11">Per attivare o meno la funzionalità si possono impostare le preference <text:span text:style-name="T23">sign.enabled</text:span> e mark<text:span text:style-name="T23">.enabled </text:span>(dal chiamante o <text:s/>nei file di preferences). Qualora questa preference non sia stata impostata si prendono in considerazione le proprietà “<text:span text:style-name="T23">Signpdf</text:span>” e “<text:span text:style-name="T23">Markpdf</text:span>” nel file di configurazione xml.</text:p>
      <text:p text:style-name="P11">La funzionalità di firma e marcatura è disponibile nel Menu del visualizzatore (File-&gt;Firma e Marca) o tramite il bottone “<text:span text:style-name="T23">Firma e marca un file pdf”</text:span>. Il bottone può essere nascosto anche con la funzionalità attiva ponendo a false la proprietà “<text:span text:style-name="T23">SignMarkbutton”</text:span> del file di configurazione xml.</text:p>
      <text:p text:style-name="P11">Il wizard di firma e marcatura consiste in due step, con caratteristiche del tutto simili a quelle di firma.</text:p>
      <text:list xml:id="list359502911" text:continue-list="list690727229" text:style-name="L5">
        <text:list-header>
          <text:p text:style-name="P35"/>
        </text:list-header>
      </text:list>
      <text:list xml:id="list1505152594" text:continue-list="list535557529" text:style-name="L8">
        <text:list-header>
          <text:p text:style-name="P64">7) Apertura file</text:p>
          <text:p text:style-name="P66"><text:span text:style-name="T26">Il sistema può o meno permettere all'utente di aprire altri files. Di default tale funzionalità è disabilitata, per <text:s/>attivarla bisogna <text:s/>modificare il file di <text:s/>property interno <text:s/>(</text:span><text:span text:style-name="T24">EngineeringProps Extended.xml</text:span><text:span text:style-name="T26"> se non specificato diversamente) cambiando il valore della property <text:s/></text:span><text:span text:style-name="T6">OpenMenu</text:span><text:span text:style-name="T26"> da false a true. Per abilitare anche il bottone per l'apertura del file si deve invece cambiare il valore della property</text:span><text:span text:style-name="T32"> </text:span><text:span text:style-name="T30">Openfilebutton</text:span><text:span text:style-name="T29"> da false a true.</text:span></text:p>
        </text:list-header>
      </text:list>
      <text:p text:style-name="P19"/>
      <text:list xml:id="list1183524197" text:continue-numbering="true" text:style-name="L8">
        <text:list-header>
          <text:p text:style-name="P72">8) Invio log</text:p>
          <text:p text:style-name="P73"><text:soft-page-break/><text:span text:style-name="T26">L'utente può decidere di inviare via mail i log del sistema. Tale funzionalità è disabilitata per default quando non sono attivi né la modalità di logging su file né quella su array. Se è stato scelto di loggare i messaggi si può attivare la funzionalità o meno modificando il file di <text:s/>property interno (</text:span><text:span text:style-name="T24">EngineeringProps Extended.xml</text:span><text:span text:style-name="T26"> se non specificato diversamente) cambiando il valore della property </text:span><text:span text:style-name="T6">InviaLog</text:span><text:span text:style-name="T26">. </text:span></text:p>
          <text:p text:style-name="P73"><text:span text:style-name="T9">La funzionalità di invio log è disponibile nel Menu del visualizzatore (File-&gt;Invia log) o tramite il bottone “Invia i log</text:span><text:span text:style-name="T6">”</text:span><text:span text:style-name="T9">. </text:span></text:p>
          <text:p text:style-name="P73"><text:span text:style-name="T9">Il bottone può essere nascosto anche con la funzionalità attiva ponendo a false la proprietà </text:span><text:span text:style-name="T9">“</text:span><text:span text:style-name="T6">InviaLogButton”</text:span><text:span text:style-name="T9"> del file di configurazione xml.</text:span></text:p>
          <text:p text:style-name="P74">Aprendo il pannello della funzionalità verranno visualizzati i dati per l'invio della mail (un sottoinsieme di quelli impostati nel pannello di configurazione), in particolare sarà possibile specifica i seguenti valori: </text:p>
        </text:list-header>
      </text:list>
      <text:list xml:id="list1579653127" text:continue-list="list359502911" text:style-name="L5">
        <text:list-item>
          <text:p text:style-name="P40"><text:span text:style-name="T3">Destinatario</text:span>, questa proprietà indica l'indirizzo/i email a cui inviare l'email;</text:p>
        </text:list-item>
        <text:list-item>
          <text:p text:style-name="P25"><text:span text:style-name="T23">Oggetto</text:span>, questa proprietà indica l'oggetto dell'email;</text:p>
        </text:list-item>
        <text:list-item>
          <text:p text:style-name="P25"><text:span text:style-name="T24">Corpo</text:span><text:span text:style-name="T26">, questa proprietà indica il corpo dell'email;</text:span></text:p>
          <text:p text:style-name="P37"/>
          <text:p text:style-name="P75"/>
        </text:list-item>
      </text:list>
      <text:p text:style-name="P20">TEST</text:p>
      <text:p text:style-name="P10">Test 1</text:p>
      <text:p text:style-name="P10">Jpedal Applet in sola visualizzazione </text:p>
      <text:p text:style-name="P10">parametri</text:p>
      <text:p text:style-name="P10">fileInputProvider = org.jpedal.examples.viewer.LocalFileInputProvider</text:p>
      <text:p text:style-name="P10">localFile = /sviluppo/eclipse-indigo/workspace/jPedal/samplefiles/cert.pdf</text:p>
      <text:p text:style-name="P10">tipoApplet = X</text:p>
      <text:p text:style-name="P10"/>
      <text:p text:style-name="P10">Test 2</text:p>
      <text:p text:style-name="P10">JPedal applet funzioni disabilitate</text:p>
      <text:p text:style-name="P10">parametri</text:p>
      <text:p text:style-name="P10">fileInputProvider = org.jpedal.examples.viewer.LocalFileInputProvider</text:p>
      <text:p text:style-name="P10">localFile = /sviluppo/eclipse-indigo/workspace/jPedal/samplefiles/cert.pdf</text:p>
      <text:p text:style-name="P10">tipoApplet = X</text:p>
      <text:p text:style-name="P10">readOnly=false</text:p>
      <text:p text:style-name="P10">mark.enabled=false</text:p>
      <text:p text:style-name="P10">sign.enabled=false</text:p>
      <text:p text:style-name="P10">timbro.enabled=false</text:p>
      <text:p text:style-name="P10">print.enabled=false</text:p>
      <text:p text:style-name="P10">save.enabled=false</text:p>
      <text:p text:style-name="P10"/>
      <text:p text:style-name="P10">Test 3</text:p>
      <text:p text:style-name="P10">JPedal applet funzioni abilitate</text:p>
      <text:p text:style-name="P10">parametri</text:p>
      <text:p text:style-name="P10">fileInputProvider = org.jpedal.examples.viewer.LocalFileInputProvider</text:p>
      <text:p text:style-name="P10">localFile = /sviluppo/eclipse-indigo/workspace/jPedal/samplefiles/cert.pdf</text:p>
      <text:p text:style-name="P10">tipoApplet = X</text:p>
      <text:p text:style-name="P10">readOnly=false</text:p>
      <text:p text:style-name="P10">mark.enabled=true</text:p>
      <text:p text:style-name="P10">sign.enabled=true</text:p>
      <text:p text:style-name="P10">timbro.enabled=true</text:p>
      <text:p text:style-name="P10">print.enabled=true</text:p>
      <text:p text:style-name="P10">save.enabled=true</text:p>
      <text:p text:style-name="P10"/>
      <text:p text:style-name="P10">Test 4</text:p>
      <text:p text:style-name="P10">JPedal applet funzioni abilitate/disabilitate da configurazione interna</text:p>
      <text:p text:style-name="P10">parametri</text:p>
      <text:p text:style-name="P10">fileInputProvider = org.jpedal.examples.viewer.LocalFileInputProvider</text:p>
      <text:p text:style-name="P10">localFile = /sviluppo/eclipse-indigo/workspace/jPedal/samplefiles/cert.pdf</text:p>
      <text:p text:style-name="P10">tipoApplet = X</text:p>
      <text:p text:style-name="P10">readOnly=false</text:p>
      <text:p text:style-name="P10">nel file di configurazione vengono poste a true/false le proprietà Save, Print, Timbro, SignPdf,Markpdf</text:p>
      <text:p text:style-name="P10"/>
      <text:p text:style-name="P10">Test 5</text:p>
      <text:p text:style-name="P10">JPedal applet apertura file da url</text:p>
      <text:p text:style-name="P10">parametri</text:p>
      <text:p text:style-name="P10">fileInputProvider = org.jpedal.examples.viewer.DirectUrlFileInputProvider</text:p>
      <text:p text:style-name="P10">directUrl = <text:a xlink:type="simple" xlink:href="http://192.168.11.52:8080/FileopWar/carta.pdf">http://192.168.11.52:8080/FileopWar/carta.pdf</text:a></text:p>
      <text:p text:style-name="P10">filename = prova</text:p>
      <text:p text:style-name="P10">tipoApplet = X</text:p>
      <text:p text:style-name="P10">readOnly=false</text:p>
      <text:p text:style-name="P10"><text:soft-page-break/></text:p>
      <text:p text:style-name="P10">Test 6</text:p>
      <text:p text:style-name="P10">JPedal applet apertura file da Auriga</text:p>
      <text:p text:style-name="P10">parametri</text:p>
      <text:p text:style-name="P10">fileInputProvider = org.jpedal.examples.viewer.AurigaFileInputProvider</text:p>
      <text:p text:style-name="P10">codiceApplicazione = AURIGA</text:p>
      <text:p text:style-name="P10">codiceIstanzaApplicazione = 3:2</text:p>
      <text:p text:style-name="P10">aurigaPassword = #RESERVED_RDP</text:p>
      <text:p text:style-name="P10">aurigaIdDocumento = 241</text:p>
      <text:p text:style-name="P10">tipoApplet = X</text:p>
      <text:p text:style-name="P10">readOnly=false</text:p>
      <text:p text:style-name="P10"><text:s/></text:p>
      <text:p text:style-name="P10">oppure </text:p>
      <text:p text:style-name="P10">fileInputProvider = org.jpedal.examples.viewer.AurigaFileInputProvider</text:p>
      <text:p text:style-name="P10">codiceApplicazione = AURIGA</text:p>
      <text:p text:style-name="P10">codiceIstanzaApplicazione = 3:2</text:p>
      <text:p text:style-name="P10">aurigaPassword = #RESERVED_RDP</text:p>
      <text:p text:style-name="P10">aurigaIdDocumento = 241</text:p>
      <text:p text:style-name="P10">aurigaNumeroAllegato = 1</text:p>
      <text:p text:style-name="P10">aurigaIdVersioneDocumento = 1</text:p>
      <text:p text:style-name="P10">tipoApplet = X</text:p>
      <text:p text:style-name="P10">readOnly=false</text:p>
      <text:p text:style-name="P10"/>
      <text:p text:style-name="P10"/>
      <text:p text:style-name="P10"/>
      <text:p text:style-name="P10"/>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3-04-08T09:22:58</meta:creation-date>
    <dc:date>2013-07-10T12:12:53</dc:date>
    <meta:editing-duration>P2DT42M11S</meta:editing-duration>
    <meta:editing-cycles>250</meta:editing-cycles>
    <meta:generator>LibreOffice/3.5$Linux_x86 LibreOffice_project/350m1$Build-202</meta:generator>
    <dc:creator>root </dc:creator>
    <meta:document-statistic meta:table-count="0" meta:image-count="0" meta:object-count="0" meta:page-count="14" meta:paragraph-count="327" meta:word-count="5265" meta:character-count="37294" meta:non-whitespace-character-count="32360"/>
  </office:meta>
</office:document-meta>
</file>